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2.104cm"/>
    </style:style>
    <style:style style:name="co55" style:family="table-column">
      <style:table-column-properties fo:break-before="auto" style:column-width="5.79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1.143cm"/>
    </style:style>
    <style:style style:name="co29" style:family="table-column">
      <style:table-column-properties fo:break-before="auto" style:column-width="1.088cm"/>
    </style:style>
    <style:style style:name="co30" style:family="table-column">
      <style:table-column-properties fo:break-before="auto" style:column-width="2.12cm"/>
    </style:style>
    <style:style style:name="co31" style:family="table-column">
      <style:table-column-properties fo:break-before="auto" style:column-width="6.657cm"/>
    </style:style>
    <style:style style:name="co32" style:family="table-column">
      <style:table-column-properties fo:break-before="auto" style:column-width="0.601cm"/>
    </style:style>
    <style:style style:name="co33" style:family="table-column">
      <style:table-column-properties fo:break-before="auto" style:column-width="1.924cm"/>
    </style:style>
    <style:style style:name="co34" style:family="table-column">
      <style:table-column-properties fo:break-before="auto" style:column-width="1.73cm"/>
    </style:style>
    <style:style style:name="co35" style:family="table-column">
      <style:table-column-properties fo:break-before="auto" style:column-width="2.053cm"/>
    </style:style>
    <style:style style:name="co36" style:family="table-column">
      <style:table-column-properties fo:break-before="auto" style:column-width="2.101cm"/>
    </style:style>
    <style:style style:name="co37" style:family="table-column">
      <style:table-column-properties fo:break-before="auto" style:column-width="1.983cm"/>
    </style:style>
    <style:style style:name="co38" style:family="table-column">
      <style:table-column-properties fo:break-before="auto" style:column-width="1.886cm"/>
    </style:style>
    <style:style style:name="co39" style:family="table-column">
      <style:table-column-properties fo:break-before="auto" style:column-width="2.06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2.533cm"/>
    </style:style>
    <style:style style:name="co42" style:family="table-column">
      <style:table-column-properties fo:break-before="auto" style:column-width="6.983cm"/>
    </style:style>
    <style:style style:name="co17" style:family="table-column">
      <style:table-column-properties fo:break-before="auto" style:column-width="0.621cm"/>
    </style:style>
    <style:style style:name="co43" style:family="table-column">
      <style:table-column-properties fo:break-before="auto" style:column-width="1.969cm"/>
    </style:style>
    <style:style style:name="co44" style:family="table-column">
      <style:table-column-properties fo:break-before="auto" style:column-width="2.085cm"/>
    </style:style>
    <style:style style:name="co45" style:family="table-column">
      <style:table-column-properties fo:break-before="auto" style:column-width="0.524cm"/>
    </style:style>
    <style:style style:name="co46" style:family="table-column">
      <style:table-column-properties fo:break-before="auto" style:column-width="0.582cm"/>
    </style:style>
    <style:style style:name="co47" style:family="table-column">
      <style:table-column-properties fo:break-before="auto" style:column-width="0.466cm"/>
    </style:style>
    <style:style style:name="co48" style:family="table-column">
      <style:table-column-properties fo:break-before="auto" style:column-width="1.942cm"/>
    </style:style>
    <style:style style:name="co49" style:family="table-column">
      <style:table-column-properties fo:break-before="auto" style:column-width="2.087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251cm"/>
    </style:style>
    <style:style style:name="co52" style:family="table-column">
      <style:table-column-properties fo:break-before="auto" style:column-width="1.379cm"/>
    </style:style>
    <style:style style:name="co53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10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ackground-color="transparent"/>
    </style:style>
    <style:style style:name="ce212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13" style:family="table-cell" style:parent-style-name="Default" style:data-style-name="N125">
      <style:table-cell-properties fo:border-bottom="0.74pt solid #000000" fo:border-left="none" fo:border-right="none" fo:border-top="0.74pt solid #000000"/>
    </style:style>
    <style:style style:name="ce214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6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217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218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21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1" style:family="table-cell" style:parent-style-name="Default" style:data-style-name="N117">
      <style:table-cell-properties fo:background-color="#ffffd7"/>
    </style:style>
    <style:style style:name="ce222" style:family="table-cell" style:parent-style-name="Default" style:data-style-name="N117">
      <style:table-cell-properties fo:background-color="#afd095"/>
    </style:style>
    <style:style style:name="ce223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224" style:family="table-cell" style:parent-style-name="Default" style:data-style-name="N4"/>
    <style:style style:name="ce225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6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227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28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229" style:family="table-cell" style:parent-style-name="Default" style:data-style-name="N117"/>
    <style:style style:name="ce230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31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32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33" style:family="table-cell" style:parent-style-name="Default">
      <style:table-cell-properties fo:background-color="#e8f2a1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6" style:family="table-cell" style:parent-style-name="Default">
      <style:table-cell-properties fo:background-color="#afd095"/>
    </style:style>
    <style:style style:name="ce237" style:family="table-cell" style:parent-style-name="Default">
      <style:table-cell-properties fo:border-bottom="0.74pt solid #000000" fo:border-left="none" fo:border-right="none" fo:border-top="0.74pt solid #000000"/>
    </style:style>
    <style:style style:name="ce23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3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0" style:family="table-cell" style:parent-style-name="Default" style:data-style-name="N0">
      <style:table-cell-properties fo:background-color="transparent"/>
    </style:style>
    <style:style style:name="ce242" style:family="table-cell" style:parent-style-name="Default" style:data-style-name="N0">
      <style:table-cell-properties fo:background-color="#afd095"/>
    </style:style>
    <style:style style:name="ce243" style:family="table-cell" style:parent-style-name="Default" style:data-style-name="N0"/>
    <style:style style:name="ce244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7" style:family="table-cell" style:parent-style-name="Default" style:data-style-name="N4">
      <style:table-cell-properties fo:background-color="transparent"/>
    </style:style>
    <style:style style:name="ce24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49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5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51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52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53" style:family="table-cell" style:parent-style-name="Default">
      <style:text-properties fo:font-weight="bold" style:font-weight-asian="bold" style:font-weight-complex="bold"/>
    </style:style>
    <style:style style:name="ce254" style:family="table-cell" style:parent-style-name="Default" style:data-style-name="N36"/>
    <style:style style:name="ce255" style:family="table-cell" style:parent-style-name="Default">
      <style:table-cell-properties fo:background-color="#ffbf00"/>
    </style:style>
    <style:style style:name="ce256" style:family="table-cell" style:parent-style-name="Default" style:data-style-name="N36">
      <style:table-cell-properties fo:background-color="#e0c2cd"/>
    </style:style>
    <style:style style:name="ce257" style:family="table-cell" style:parent-style-name="Default" style:data-style-name="N36">
      <style:table-cell-properties fo:background-color="transparent"/>
    </style:style>
    <style:style style:name="ce258" style:family="table-cell" style:parent-style-name="Default" style:data-style-name="N36">
      <style:table-cell-properties fo:background-color="#ffbf00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e0c2cd"/>
    </style:style>
    <style:style style:name="ce2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 style:data-style-name="N4">
      <style:text-properties fo:font-weight="bold" style:font-weight-asian="bold" style:font-weight-complex="bold"/>
    </style:style>
    <style:style style:name="ce274" style:family="table-cell" style:parent-style-name="Default" style:data-style-name="N104"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80" style:family="table-cell" style:parent-style-name="Default" style:data-style-name="N11">
      <style:table-cell-properties fo:background-color="#e0c2cd"/>
    </style:style>
    <style:style style:name="ce281" style:family="table-cell" style:parent-style-name="Default" style:data-style-name="N11">
      <style:table-cell-properties fo:background-color="transparent"/>
    </style:style>
    <style:style style:name="ce282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3" style:family="table-cell" style:parent-style-name="Default" style:data-style-name="N117">
      <style:text-properties fo:font-weight="normal" style:font-weight-asian="normal" style:font-weight-complex="normal"/>
    </style:style>
    <style:style style:name="ce285" style:family="table-cell" style:parent-style-name="Default" style:data-style-name="N104">
      <style:text-properties fo:font-weight="normal" style:font-weight-asian="normal" style:font-weight-complex="normal"/>
    </style:style>
    <style:style style:name="ce342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343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4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45" style:family="table-cell" style:parent-style-name="Default" style:data-style-name="N4">
      <style:text-properties fo:font-weight="normal" style:font-weight-asian="normal" style:font-weight-complex="normal"/>
    </style:style>
    <style:style style:name="ce347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 style:data-style-name="N117">
      <style:table-cell-properties fo:background-color="#ffbf00"/>
    </style:style>
    <style:style style:name="ce350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2" style:family="table-cell" style:parent-style-name="Default" style:data-style-name="N117">
      <style:text-properties fo:font-weight="bold" style:font-weight-asian="bold" style:font-weight-complex="bold"/>
    </style:style>
    <style:style style:name="ce353" style:family="table-cell" style:parent-style-name="Default" style:data-style-name="N117">
      <style:table-cell-properties fo:background-color="#e0c2cd"/>
    </style:style>
    <style:style style:name="ce354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55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6" style:family="table-cell" style:parent-style-name="Default" style:data-style-name="N117">
      <style:table-cell-properties fo:background-color="#d4ea6b"/>
    </style:style>
    <style:style style:name="ce357" style:family="table-cell" style:parent-style-name="Default" style:data-style-name="N117">
      <style:table-cell-properties fo:background-color="transparent"/>
    </style:style>
    <style:style style:name="ce358" style:family="table-cell" style:parent-style-name="Default">
      <style:text-properties fo:font-weight="normal" style:font-weight-asian="normal" style:font-weight-complex="normal"/>
    </style:style>
    <style:style style:name="ce360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61" style:family="table-cell" style:parent-style-name="Default" style:data-style-name="N36">
      <style:text-properties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d4ea6b"/>
    </style:style>
    <style:style style:name="ce368" style:family="table-cell" style:parent-style-name="Default">
      <style:table-cell-properties fo:background-color="#069a2e"/>
    </style:style>
    <style:style style:name="ce369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70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71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72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73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74" style:family="table-cell" style:parent-style-name="Default" style:data-style-name="N36">
      <style:table-cell-properties fo:background-color="#ffd7d7"/>
    </style:style>
    <style:style style:name="ce37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ackground-color="#ffd7d7"/>
    </style:style>
    <style:style style:name="ce377" style:family="table-cell" style:parent-style-name="Default" style:data-style-name="N4">
      <style:table-cell-properties fo:background-color="#ffd7d7"/>
    </style:style>
    <style:style style:name="ce378" style:family="table-cell" style:parent-style-name="Default" style:data-style-name="N117">
      <style:table-cell-properties fo:background-color="#ffd7d7"/>
    </style:style>
    <style:style style:name="ce379" style:family="table-cell" style:parent-style-name="Default" style:data-style-name="N36">
      <style:table-cell-properties fo:background-color="#d4ea6b"/>
    </style:style>
    <style:style style:name="ce38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8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83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84" style:family="table-cell" style:parent-style-name="Default" style:data-style-name="N4">
      <style:table-cell-properties fo:background-color="#d4ea6b"/>
    </style:style>
    <style:style style:name="ce385" style:family="table-cell" style:parent-style-name="Default">
      <style:table-cell-properties fo:background-color="#ffd8ce"/>
    </style:style>
    <style:style style:name="ce386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87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8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90" style:family="table-cell" style:parent-style-name="Default" style:data-style-name="N4">
      <style:table-cell-properties fo:background-color="#ffd8ce"/>
    </style:style>
    <style:style style:name="ce391" style:family="table-cell" style:parent-style-name="Default" style:data-style-name="N117">
      <style:table-cell-properties fo:background-color="#ffd8ce"/>
    </style:style>
    <style:style style:name="ce39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3" style:family="table-cell" style:parent-style-name="Default">
      <style:table-cell-properties fo:background-color="#81d41a"/>
    </style:style>
    <style:style style:name="ce394" style:family="table-cell" style:parent-style-name="Default">
      <style:table-cell-properties fo:background-color="#f7d1d5"/>
    </style:style>
    <style:style style:name="ce39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9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00" style:family="table-cell" style:parent-style-name="Default" style:data-style-name="N4">
      <style:table-cell-properties fo:background-color="#81d41a"/>
    </style:style>
    <style:style style:name="ce401" style:family="table-cell" style:parent-style-name="Default" style:data-style-name="N36">
      <style:table-cell-properties fo:background-color="#f7d1d5"/>
    </style:style>
    <style:style style:name="ce402" style:family="table-cell" style:parent-style-name="Default">
      <style:table-cell-properties style:text-align-source="value-type" style:repeat-content="false"/>
      <style:paragraph-properties fo:margin-left="0cm"/>
    </style:style>
    <style:style style:name="ce403" style:family="table-cell" style:parent-style-name="Default">
      <style:table-cell-properties fo:background-color="#bbe33d"/>
    </style:style>
    <style:style style:name="ce40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05" style:family="table-cell" style:parent-style-name="Default">
      <style:table-cell-properties fo:background-color="#ffa6a6"/>
    </style:style>
    <style:style style:name="ce406" style:family="table-cell" style:parent-style-name="Default" style:data-style-name="N104"/>
    <style:style style:name="ce40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0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10" style:family="table-cell" style:parent-style-name="Default" style:data-style-name="N104">
      <style:table-cell-properties fo:background-color="#81d41a"/>
    </style:style>
    <style:style style:name="ce411" style:family="table-cell" style:parent-style-name="Default" style:data-style-name="N11"/>
    <style:style style:name="ce412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413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414" style:family="table-cell" style:parent-style-name="Default" style:data-style-name="N117">
      <style:table-cell-properties fo:background-color="#81d41a"/>
    </style:style>
    <style:style style:name="ce41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16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2" style:family="table-cell" style:parent-style-name="Default" style:data-style-name="N125">
      <style:table-cell-properties fo:border-bottom="0.74pt solid #000000" fo:border-left="none" fo:border-right="none" fo:border-top="0.74pt solid #000000"/>
    </style:style>
    <style:style style:name="ce143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4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46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4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48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17">
      <style:table-cell-properties fo:background-color="#ffffd7"/>
    </style:style>
    <style:style style:name="ce151" style:family="table-cell" style:parent-style-name="Default" style:data-style-name="N117">
      <style:table-cell-properties fo:background-color="#afd095"/>
    </style:style>
    <style:style style:name="ce152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53" style:family="table-cell" style:parent-style-name="Default" style:data-style-name="N4"/>
    <style:style style:name="ce154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5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56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7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58" style:family="table-cell" style:parent-style-name="Default" style:data-style-name="N117"/>
    <style:style style:name="ce159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0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16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able-cell-properties fo:border-bottom="0.74pt solid #000000" fo:border-left="none" fo:border-right="none" fo:border-top="0.74pt solid #000000"/>
    </style:style>
    <style:style style:name="ce16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0">
      <style:table-cell-properties fo:background-color="transparent"/>
    </style:style>
    <style:style style:name="ce170" style:family="table-cell" style:parent-style-name="Default" style:data-style-name="N0">
      <style:table-cell-properties fo:background-color="#afd095"/>
    </style:style>
    <style:style style:name="ce171" style:family="table-cell" style:parent-style-name="Default" style:data-style-name="N0"/>
    <style:style style:name="ce172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 style:data-style-name="N4">
      <style:table-cell-properties fo:background-color="transparent"/>
    </style:style>
    <style:style style:name="ce1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7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179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 style:data-style-name="N36"/>
    <style:style style:name="ce182" style:family="table-cell" style:parent-style-name="Default">
      <style:table-cell-properties fo:background-color="#ffbf00"/>
    </style:style>
    <style:style style:name="ce183" style:family="table-cell" style:parent-style-name="Default" style:data-style-name="N36">
      <style:table-cell-properties fo:background-color="#e0c2cd"/>
    </style:style>
    <style:style style:name="ce184" style:family="table-cell" style:parent-style-name="Default" style:data-style-name="N36">
      <style:table-cell-properties fo:background-color="transparent"/>
    </style:style>
    <style:style style:name="ce185" style:family="table-cell" style:parent-style-name="Default" style:data-style-name="N36">
      <style:table-cell-properties fo:background-color="#ffbf00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0c2cd"/>
    </style:style>
    <style:style style:name="ce1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4">
      <style:text-properties fo:font-weight="bold" style:font-weight-asian="bold" style:font-weight-complex="bold"/>
    </style:style>
    <style:style style:name="ce196" style:family="table-cell" style:parent-style-name="Default" style:data-style-name="N104"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e0c2cd"/>
    </style:style>
    <style:style style:name="ce202" style:family="table-cell" style:parent-style-name="Default" style:data-style-name="N11">
      <style:table-cell-properties fo:background-color="transparent"/>
    </style:style>
    <style:style style:name="ce203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4" style:family="table-cell" style:parent-style-name="Default" style:data-style-name="N117">
      <style:text-properties fo:font-weight="normal" style:font-weight-asian="normal" style:font-weight-complex="normal"/>
    </style:style>
    <style:style style:name="ce205" style:family="table-cell" style:parent-style-name="Default" style:data-style-name="N104">
      <style:text-properties fo:font-weight="normal" style:font-weight-asian="normal" style:font-weight-complex="normal"/>
    </style:style>
    <style:style style:name="ce206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207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09" style:family="table-cell" style:parent-style-name="Default" style:data-style-name="N4">
      <style:text-properties fo:font-weight="normal" style:font-weight-asian="normal" style:font-weight-complex="normal"/>
    </style:style>
    <style:style style:name="ce241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17">
      <style:table-cell-properties fo:background-color="#ffbf00"/>
    </style:style>
    <style:style style:name="ce265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69" style:family="table-cell" style:parent-style-name="Default" style:data-style-name="N117">
      <style:text-properties fo:font-weight="bold" style:font-weight-asian="bold" style:font-weight-complex="bold"/>
    </style:style>
    <style:style style:name="ce270" style:family="table-cell" style:parent-style-name="Default" style:data-style-name="N117">
      <style:table-cell-properties fo:background-color="#e0c2cd"/>
    </style:style>
    <style:style style:name="ce271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5" style:family="table-cell" style:parent-style-name="Default" style:data-style-name="N117">
      <style:table-cell-properties fo:background-color="#d4ea6b"/>
    </style:style>
    <style:style style:name="ce284" style:family="table-cell" style:parent-style-name="Default" style:data-style-name="N117">
      <style:table-cell-properties fo:background-color="transparent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289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290" style:family="table-cell" style:parent-style-name="Default" style:data-style-name="N36">
      <style:text-properties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d4ea6b"/>
    </style:style>
    <style:style style:name="ce297" style:family="table-cell" style:parent-style-name="Default">
      <style:table-cell-properties fo:background-color="#069a2e"/>
    </style:style>
    <style:style style:name="ce298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99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00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1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02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03" style:family="table-cell" style:parent-style-name="Default" style:data-style-name="N36">
      <style:table-cell-properties fo:background-color="#ffd7d7"/>
    </style:style>
    <style:style style:name="ce304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ffd7d7"/>
    </style:style>
    <style:style style:name="ce306" style:family="table-cell" style:parent-style-name="Default" style:data-style-name="N4">
      <style:table-cell-properties fo:background-color="#ffd7d7"/>
    </style:style>
    <style:style style:name="ce307" style:family="table-cell" style:parent-style-name="Default" style:data-style-name="N117">
      <style:table-cell-properties fo:background-color="#ffd7d7"/>
    </style:style>
    <style:style style:name="ce308" style:family="table-cell" style:parent-style-name="Default" style:data-style-name="N36">
      <style:table-cell-properties fo:background-color="#d4ea6b"/>
    </style:style>
    <style:style style:name="ce309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10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12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13" style:family="table-cell" style:parent-style-name="Default" style:data-style-name="N4">
      <style:table-cell-properties fo:background-color="#d4ea6b"/>
    </style:style>
    <style:style style:name="ce314" style:family="table-cell" style:parent-style-name="Default">
      <style:table-cell-properties fo:background-color="#ffd8ce"/>
    </style:style>
    <style:style style:name="ce315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16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1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d8ce"/>
    </style:style>
    <style:style style:name="ce320" style:family="table-cell" style:parent-style-name="Default" style:data-style-name="N117">
      <style:table-cell-properties fo:background-color="#ffd8ce"/>
    </style:style>
    <style:style style:name="ce32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fo:background-color="#81d41a"/>
    </style:style>
    <style:style style:name="ce323" style:family="table-cell" style:parent-style-name="Default">
      <style:table-cell-properties fo:background-color="#f7d1d5"/>
    </style:style>
    <style:style style:name="ce32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2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29" style:family="table-cell" style:parent-style-name="Default" style:data-style-name="N4">
      <style:table-cell-properties fo:background-color="#81d41a"/>
    </style:style>
    <style:style style:name="ce330" style:family="table-cell" style:parent-style-name="Default" style:data-style-name="N36">
      <style:table-cell-properties fo:background-color="#f7d1d5"/>
    </style:style>
    <style:style style:name="ce331" style:family="table-cell" style:parent-style-name="Default">
      <style:table-cell-properties style:text-align-source="value-type" style:repeat-content="false"/>
      <style:paragraph-properties fo:margin-left="0cm"/>
    </style:style>
    <style:style style:name="ce332" style:family="table-cell" style:parent-style-name="Default">
      <style:table-cell-properties fo:background-color="#bbe33d"/>
    </style:style>
    <style:style style:name="ce333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34" style:family="table-cell" style:parent-style-name="Default">
      <style:table-cell-properties fo:background-color="#ffa6a6"/>
    </style:style>
    <style:style style:name="ce335" style:family="table-cell" style:parent-style-name="Default" style:data-style-name="N104"/>
    <style:style style:name="ce33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39" style:family="table-cell" style:parent-style-name="Default" style:data-style-name="N104">
      <style:table-cell-properties fo:background-color="#81d41a"/>
    </style:style>
    <style:style style:name="ce340" style:family="table-cell" style:parent-style-name="Default" style:data-style-name="N11"/>
    <style:style style:name="ce341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6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49" style:family="table-cell" style:parent-style-name="Default" style:data-style-name="N117">
      <style:table-cell-properties fo:background-color="#81d41a"/>
    </style:style>
    <style:style style:name="ce35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8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 loext:opacity="100%"/>
    </style:style>
    <style:style style:name="T1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9211e"/>
    </style:style>
    <style:style style:name="T1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19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1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01_23.D2]" office:value-type="float" office:value="13261" calcext:value-type="float">
            <text:p>13.261,00</text:p>
          </table:table-cell>
          <table:table-cell table:style-name="ce150" table:formula="of:=[$01_23.E2]" office:value-type="float" office:value="-22808.31" calcext:value-type="float">
            <text:p>-22.808,31</text:p>
          </table:table-cell>
          <table:table-cell table:style-name="ce155" table:formula="of:=[.B3]+[.C3]" office:value-type="float" office:value="-9547.31" calcext:value-type="float">
            <text:p>-9.547,31</text:p>
          </table:table-cell>
          <table:table-cell table:style-name="ce145" table:formula="of:=[$01_23.F2]" office:value-type="float" office:value="1000" calcext:value-type="float">
            <text:p>1.000,00</text:p>
          </table:table-cell>
          <table:table-cell table:style-name="ce150" table:formula="of:=[$01_23.G2]" office:value-type="float" office:value="-14944.62" calcext:value-type="float">
            <text:p>-14.944,62</text:p>
          </table:table-cell>
          <table:table-cell table:style-name="ce157" table:formula="of:=[.E3]+[.F3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54" calcext:value-type="float">
            <text:p>54</text:p>
          </table:table-cell>
          <table:table-cell table:style-name="ce174"/>
          <table:table-cell table:style-name="Default"/>
          <table:table-cell table:style-name="ce176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02_23.D2]" office:value-type="float" office:value="14161" calcext:value-type="float">
            <text:p>14.161,00</text:p>
          </table:table-cell>
          <table:table-cell table:style-name="ce150" table:formula="of:=[$02_23.E2]" office:value-type="float" office:value="-55312.12" calcext:value-type="float">
            <text:p>-55.312,12</text:p>
          </table:table-cell>
          <table:table-cell table:style-name="ce155" table:formula="of:=[.B4]+[.C4]+[.D3]" office:value-type="float" office:value="-50698.43" calcext:value-type="float">
            <text:p>-50.698,43</text:p>
          </table:table-cell>
          <table:table-cell table:style-name="ce145" table:formula="of:=[$02_23.F2]" office:value-type="float" office:value="0" calcext:value-type="float">
            <text:p>0,00</text:p>
          </table:table-cell>
          <table:table-cell table:style-name="ce150" table:formula="of:=[$02_23.G2]" office:value-type="float" office:value="0" calcext:value-type="float">
            <text:p>0,00</text:p>
          </table:table-cell>
          <table:table-cell table:style-name="ce157" table:formula="of:=[.E4]+[.F4]+[.G3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30" calcext:value-type="float">
            <text:p>30</text:p>
          </table:table-cell>
          <table:table-cell table:style-name="ce174"/>
          <table:table-cell table:style-name="Default"/>
          <table:table-cell table:style-name="ce177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03_23.D2]" office:value-type="float" office:value="83961" calcext:value-type="float">
            <text:p>83.961,00</text:p>
          </table:table-cell>
          <table:table-cell table:style-name="ce150" table:formula="of:=[$03_23.E2]" office:value-type="float" office:value="-17550.4" calcext:value-type="float">
            <text:p>-17.550,40</text:p>
          </table:table-cell>
          <table:table-cell table:style-name="ce155" table:formula="of:=[.B5]+[.C5]+[.D4]" office:value-type="float" office:value="15712.17" calcext:value-type="float">
            <text:p>15.712,17</text:p>
          </table:table-cell>
          <table:table-cell table:style-name="ce145" table:formula="of:=[$03_23.F2]" office:value-type="float" office:value="0" calcext:value-type="float">
            <text:p>0,00</text:p>
          </table:table-cell>
          <table:table-cell table:style-name="ce150" table:formula="of:=[$03_23.G2]" office:value-type="float" office:value="0" calcext:value-type="float">
            <text:p>0,00</text:p>
          </table:table-cell>
          <table:table-cell table:style-name="ce157" table:formula="of:=[.E5]+[.F5]+[.G4]" office:value-type="float" office:value="-13944.62" calcext:value-type="float">
            <text:p>-13.944,62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72" calcext:value-type="float">
            <text:p>72,0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04_23.D2]" office:value-type="float" office:value="14361" calcext:value-type="float">
            <text:p>14.361,00</text:p>
          </table:table-cell>
          <table:table-cell table:style-name="ce150" table:formula="of:=[$04_23.E2]" office:value-type="float" office:value="-17190.58" calcext:value-type="float">
            <text:p>-17.190,58</text:p>
          </table:table-cell>
          <table:table-cell table:style-name="ce155" table:formula="of:=[.B6]+[.C6]+[.D5]" office:value-type="float" office:value="12882.59" calcext:value-type="float">
            <text:p>12.882,59</text:p>
          </table:table-cell>
          <table:table-cell table:style-name="ce145" table:formula="of:=[$04_23.F2]" office:value-type="float" office:value="0" calcext:value-type="float">
            <text:p>0,00</text:p>
          </table:table-cell>
          <table:table-cell table:style-name="ce150" table:formula="of:=[$04_23.G2]" office:value-type="float" office:value="0" calcext:value-type="float">
            <text:p>0,00</text:p>
          </table:table-cell>
          <table:table-cell table:style-name="ce157" table:formula="of:=[.E6]+[.F6]+[.G5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90" calcext:value-type="float">
            <text:p>90</text:p>
          </table:table-cell>
          <table:table-cell table:style-name="ce174"/>
          <table:table-cell table:style-name="Default"/>
          <table:table-cell table:style-name="ce177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05_23.D2]" office:value-type="float" office:value="13361" calcext:value-type="float">
            <text:p>13.361,00</text:p>
          </table:table-cell>
          <table:table-cell table:style-name="ce150" table:formula="of:=[$05_23.E2]" office:value-type="float" office:value="-16535.85" calcext:value-type="float">
            <text:p>-16.535,85</text:p>
          </table:table-cell>
          <table:table-cell table:style-name="ce155" table:formula="of:=[.B7]+[.C7]+[.D6]" office:value-type="float" office:value="9707.74000000001" calcext:value-type="float">
            <text:p>9.707,74</text:p>
          </table:table-cell>
          <table:table-cell table:style-name="ce145" table:formula="of:=[$05_23.F2]" office:value-type="float" office:value="0" calcext:value-type="float">
            <text:p>0,00</text:p>
          </table:table-cell>
          <table:table-cell table:style-name="ce150" table:formula="of:=[$05_23.G2]" office:value-type="float" office:value="0" calcext:value-type="float">
            <text:p>0,00</text:p>
          </table:table-cell>
          <table:table-cell table:style-name="ce157" table:formula="of:=[.E7]+[.F7]+[.G6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ls</text:p>
          </table:table-cell>
          <table:table-cell table:style-name="ce169" office:value-type="float" office:value="150" calcext:value-type="float">
            <text:p>150</text:p>
          </table:table-cell>
          <table:table-cell table:style-name="ce174"/>
          <table:table-cell table:style-name="Default"/>
          <table:table-cell table:style-name="ce177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06_23.D2]" office:value-type="float" office:value="23361" calcext:value-type="float">
            <text:p>23.361,00</text:p>
          </table:table-cell>
          <table:table-cell table:style-name="ce150" table:formula="of:=[$06_23.E2]" office:value-type="float" office:value="-18735.85" calcext:value-type="float">
            <text:p>-18.735,85</text:p>
          </table:table-cell>
          <table:table-cell table:style-name="ce155" table:formula="of:=[.B8]+[.C8]+[.D7]" office:value-type="float" office:value="14332.89" calcext:value-type="float">
            <text:p>14.332,89</text:p>
          </table:table-cell>
          <table:table-cell table:style-name="ce145" table:formula="of:=[$06_23.F2]" office:value-type="float" office:value="0" calcext:value-type="float">
            <text:p>0,00</text:p>
          </table:table-cell>
          <table:table-cell table:style-name="ce150" table:formula="of:=[$06_23.GG2]" office:value-type="float" office:value="0" calcext:value-type="float">
            <text:p>0,00</text:p>
          </table:table-cell>
          <table:table-cell table:style-name="ce157" table:formula="of:=[.E8]+[.F8]+[.G7]" office:value-type="float" office:value="-13944.62" calcext:value-type="float">
            <text:p>-13.944,62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07_23.D2]" office:value-type="float" office:value="14461" calcext:value-type="float">
            <text:p>14.461,00</text:p>
          </table:table-cell>
          <table:table-cell table:style-name="ce150" table:formula="of:=[$07_23.E2]" office:value-type="float" office:value="-19635.85" calcext:value-type="float">
            <text:p>-19.635,85</text:p>
          </table:table-cell>
          <table:table-cell table:style-name="ce155" table:formula="of:=[.B9]+[.C9]+[.D8]" office:value-type="float" office:value="9158.04000000001" calcext:value-type="float">
            <text:p>9.158,04</text:p>
          </table:table-cell>
          <table:table-cell table:style-name="ce145" table:formula="of:=[$07_23.FF2]" office:value-type="float" office:value="0" calcext:value-type="float">
            <text:p>0,00</text:p>
          </table:table-cell>
          <table:table-cell table:style-name="ce150" table:formula="of:=[$07_23.GG2]" office:value-type="float" office:value="0" calcext:value-type="float">
            <text:p>0,00</text:p>
          </table:table-cell>
          <table:table-cell table:style-name="ce157" table:formula="of:=[.E9]+[.F9]+[.G8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60" calcext:value-type="float">
            <text:p>60</text:p>
          </table:table-cell>
          <table:table-cell table:style-name="ce174" table:formula="of:=[.J9]*[.$K$1]" office:value-type="float" office:value="14.0826" calcext:value-type="float">
            <text:p>14,08</text:p>
          </table:table-cell>
          <table:table-cell table:style-name="ce174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08_23.D2]" office:value-type="float" office:value="84461" calcext:value-type="float">
            <text:p>84.461,00</text:p>
          </table:table-cell>
          <table:table-cell table:style-name="ce150" table:formula="of:=[$08_23.E2]" office:value-type="float" office:value="-19635.85" calcext:value-type="float">
            <text:p>-19.635,85</text:p>
          </table:table-cell>
          <table:table-cell table:style-name="ce155" table:formula="of:=[.B10]+[.C10]+[.D9]" office:value-type="float" office:value="73983.19" calcext:value-type="float">
            <text:p>73.983,19</text:p>
          </table:table-cell>
          <table:table-cell table:style-name="ce145" table:formula="of:=[$08_23.FF2]" office:value-type="float" office:value="0" calcext:value-type="float">
            <text:p>0,00</text:p>
          </table:table-cell>
          <table:table-cell table:style-name="ce150" table:formula="of:=[$08_23.GG2]" office:value-type="float" office:value="0" calcext:value-type="float">
            <text:p>0,00</text:p>
          </table:table-cell>
          <table:table-cell table:style-name="ce157" table:formula="of:=[.E10]+[.F10]+[.G9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0]*[.$K$1]" office:value-type="float" office:value="28.1652" calcext:value-type="float">
            <text:p>28,17</text:p>
          </table:table-cell>
          <table:table-cell table:style-name="ce174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09_23.D2]" office:value-type="float" office:value="120850" calcext:value-type="float">
            <text:p>120.850,00</text:p>
          </table:table-cell>
          <table:table-cell table:style-name="ce150" table:formula="of:=[$09_23.E2]" office:value-type="float" office:value="-19635.85" calcext:value-type="float">
            <text:p>-19.635,85</text:p>
          </table:table-cell>
          <table:table-cell table:style-name="ce155" table:formula="of:=[.B11]+[.C11]+[.D10]" office:value-type="float" office:value="175197.34" calcext:value-type="float">
            <text:p>175.197,34</text:p>
          </table:table-cell>
          <table:table-cell table:style-name="ce145" table:formula="of:=[$09_23.F2]" office:value-type="float" office:value="0" calcext:value-type="float">
            <text:p>0,00</text:p>
          </table:table-cell>
          <table:table-cell table:style-name="ce150" table:formula="of:=[$09_23.GG2]" office:value-type="float" office:value="0" calcext:value-type="float">
            <text:p>0,00</text:p>
          </table:table-cell>
          <table:table-cell table:style-name="ce157" table:formula="of:=[.E11]+[.F11]+[.G10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1]*[.$K$1]" office:value-type="float" office:value="28.1652" calcext:value-type="float">
            <text:p>28,17</text:p>
          </table:table-cell>
          <table:table-cell table:style-name="ce174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10_23.D2]" office:value-type="float" office:value="13350" calcext:value-type="float">
            <text:p>13.350,00</text:p>
          </table:table-cell>
          <table:table-cell table:style-name="ce150" table:formula="of:=[$10_23.E2]" office:value-type="float" office:value="-73524.74" calcext:value-type="float">
            <text:p>-73.524,74</text:p>
          </table:table-cell>
          <table:table-cell table:style-name="ce155" table:formula="of:=[.B12]+[.C12]+[.D11]" office:value-type="float" office:value="115022.6" calcext:value-type="float">
            <text:p>115.022,60</text:p>
          </table:table-cell>
          <table:table-cell table:style-name="ce145" table:formula="of:=[$10_23.F2]" office:value-type="float" office:value="0" calcext:value-type="float">
            <text:p>0,00</text:p>
          </table:table-cell>
          <table:table-cell table:style-name="ce150" table:formula="of:=[$10_23.G2]" office:value-type="float" office:value="0" calcext:value-type="float">
            <text:p>0,00</text:p>
          </table:table-cell>
          <table:table-cell table:style-name="ce157" table:formula="of:=[.E12]+[.F12]+[.G11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2]*[.$K$1]" office:value-type="float" office:value="16.4297" calcext:value-type="float">
            <text:p>16,43</text:p>
          </table:table-cell>
          <table:table-cell table:style-name="ce174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178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11_23.D2]" office:value-type="float" office:value="193350" calcext:value-type="float">
            <text:p>193.350,00</text:p>
          </table:table-cell>
          <table:table-cell table:style-name="ce150" table:formula="of:=[$11_23.E2]" office:value-type="float" office:value="-20335.85" calcext:value-type="float">
            <text:p>-20.335,85</text:p>
          </table:table-cell>
          <table:table-cell table:style-name="ce155" table:formula="of:=[.B13]+[.C13]+[.D12]" office:value-type="float" office:value="288036.75" calcext:value-type="float">
            <text:p>288.036,75</text:p>
          </table:table-cell>
          <table:table-cell table:style-name="ce145" table:formula="of:=[$11_23.F2]" office:value-type="float" office:value="0" calcext:value-type="float">
            <text:p>0,00</text:p>
          </table:table-cell>
          <table:table-cell table:style-name="ce150" table:formula="of:=[$11_23.G2]" office:value-type="float" office:value="0" calcext:value-type="float">
            <text:p>0,00</text:p>
          </table:table-cell>
          <table:table-cell table:style-name="ce157" table:formula="of:=[.E13]+[.F13]+[.G12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3]*[.$K$1]" office:value-type="float" office:value="16.4297" calcext:value-type="float">
            <text:p>16,43</text:p>
          </table:table-cell>
          <table:table-cell table:style-name="ce174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179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12_23.D2]" office:value-type="float" office:value="133350" calcext:value-type="float">
            <text:p>133.350,00</text:p>
          </table:table-cell>
          <table:table-cell table:style-name="ce150" table:formula="of:=[$12_23.E2]" office:value-type="float" office:value="-20335.85" calcext:value-type="float">
            <text:p>-20.335,85</text:p>
          </table:table-cell>
          <table:table-cell table:style-name="ce155" table:formula="of:=[.B14]+[.C14]+[.D13]" office:value-type="float" office:value="401050.9" calcext:value-type="float">
            <text:p>401.050,90</text:p>
          </table:table-cell>
          <table:table-cell table:style-name="ce145" table:formula="of:=[$12_23.F2]" office:value-type="float" office:value="0" calcext:value-type="float">
            <text:p>0,00</text:p>
          </table:table-cell>
          <table:table-cell table:style-name="ce150" table:formula="of:=[$12_23.G2]" office:value-type="float" office:value="0" calcext:value-type="float">
            <text:p>0,00</text:p>
          </table:table-cell>
          <table:table-cell table:style-name="ce157" table:formula="of:=[.E14]+[.F14]+[.G13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4]*[.$K$1]" office:value-type="float" office:value="16.4297" calcext:value-type="float">
            <text:p>16,43</text:p>
          </table:table-cell>
          <table:table-cell table:style-name="ce174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722288" calcext:value-type="float">
            <text:p>722.288,00</text:p>
          </table:table-cell>
          <table:table-cell table:style-name="ce151" table:formula="of:=SUM([.C3:.C14])" office:value-type="float" office:value="-321237.1" calcext:value-type="float">
            <text:p>-321.237,10</text:p>
          </table:table-cell>
          <table:table-cell table:style-name="ce156" table:formula="of:=[.B15]+[.C15]" office:value-type="float" office:value="401050.9" calcext:value-type="float">
            <text:p>401.050,90</text:p>
          </table:table-cell>
          <table:table-cell table:style-name="ce146" table:formula="of:=SUM([.E3:.E14])" office:value-type="float" office:value="1000" calcext:value-type="float">
            <text:p>1.000,00</text:p>
          </table:table-cell>
          <table:table-cell table:style-name="ce151" table:formula="of:=SUM([.F3:.F14])" office:value-type="float" office:value="-14944.62" calcext:value-type="float">
            <text:p>-14.944,62</text:p>
          </table:table-cell>
          <table:table-cell table:style-name="ce156" table:formula="of:=[.E15]+[.F15]" office:value-type="float" office:value="-13944.62" calcext:value-type="float">
            <text:p>-13.944,62</text:p>
          </table:table-cell>
          <table:table-cell table:style-name="ce160"/>
          <table:table-cell table:style-name="ce165"/>
          <table:table-cell table:style-name="ce170" table:formula="of:=SUM([.J9:.J14])" office:value-type="float" office:value="510" calcext:value-type="float">
            <text:p>510</text:p>
          </table:table-cell>
          <table:table-cell table:style-name="ce175" table:formula="of:=SUM([.K9:.K14])" office:value-type="float" office:value="119.7021" calcext:value-type="float">
            <text:p>119,70</text:p>
          </table:table-cell>
          <table:table-cell table:style-name="ce175" table:formula="of:=SUM([.L9:.L14])" office:value-type="float" office:value="390.2979" calcext:value-type="float">
            <text:p>390,30</text:p>
          </table:table-cell>
          <table:table-cell table:style-name="ce175" table:formula="of:=SUM([.M3:.M14])" office:value-type="float" office:value="131" calcext:value-type="float">
            <text:p>131,00</text:p>
          </table:table-cell>
          <table:table-cell table:style-name="ce175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60190.6666666667" calcext:value-type="float">
            <text:p>60.190,67</text:p>
          </table:table-cell>
          <table:table-cell table:style-name="ce152" table:formula="of:=[.C15]/[.A16]" office:value-type="float" office:value="-26769.7583333333" calcext:value-type="float">
            <text:p>-26.769,76</text:p>
          </table:table-cell>
          <table:table-cell table:style-name="ce152"/>
          <table:table-cell table:style-name="ce152" table:formula="of:=[.E15]/[.A16]" office:value-type="float" office:value="83.3333333333333" calcext:value-type="float">
            <text:p>83,33</text:p>
          </table:table-cell>
          <table:table-cell table:style-name="ce152" table:formula="of:=[.F15]/[.A16]" office:value-type="float" office:value="-1245.385" calcext:value-type="float">
            <text:p>-1.245,39</text:p>
          </table:table-cell>
          <table:table-cell table:style-name="ce152" table:formula="of:=[.G15]/[.A16]" office:value-type="float" office:value="-1162.05166666667" calcext:value-type="float">
            <text:p>-1.162,05</text:p>
          </table:table-cell>
          <table:table-cell table:style-name="ce161"/>
          <table:table-cell table:style-name="ce166"/>
          <table:table-cell table:style-name="ce152" table:formula="of:=[.J15]/12" office:value-type="float" office:value="42.5" calcext:value-type="float">
            <text:p>42,50</text:p>
          </table:table-cell>
          <table:table-cell table:style-name="ce152" table:formula="of:=[.K15]/12" office:value-type="float" office:value="9.975175" calcext:value-type="float">
            <text:p>9,98</text:p>
          </table:table-cell>
          <table:table-cell table:style-name="ce152" table:formula="of:=[.L15]/12" office:value-type="float" office:value="32.524825" calcext:value-type="float">
            <text:p>32,52</text:p>
          </table:table-cell>
          <table:table-cell table:style-name="ce152" table:formula="of:=[.M15]/12" office:value-type="float" office:value="10.9166666666667" calcext:value-type="float">
            <text:p>10,92</text:p>
          </table:table-cell>
          <table:table-cell table:style-name="ce152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table:table-column table:style-name="co14" table:default-cell-style-name="ce181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OCAK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261" calcext:value-type="float">
            <text:p>13.261,00</text:p>
          </table:table-cell>
          <table:table-cell table:style-name="ce203" table:formula="of:=SUM([.E5:.E26])" office:value-type="float" office:value="-22808.31" calcext:value-type="float">
            <text:p>-22.808,31</text:p>
          </table:table-cell>
          <table:table-cell table:style-name="ce203" table:formula="of:=SUM([.F4:.F27])" office:value-type="float" office:value="1000" calcext:value-type="float">
            <text:p>1.000,00</text:p>
          </table:table-cell>
          <table:table-cell table:style-name="ce203" table:formula="of:=SUM([.G4:.G27])" office:value-type="float" office:value="-14944.62" calcext:value-type="float">
            <text:p>-14.944,62</text:p>
          </table:table-cell>
          <table:table-cell table:style-name="ce203" table:formula="of:=[.F2]+[.G2]" office:value-type="float" office:value="-13944.62" calcext:value-type="float">
            <text:p>-13.944,6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4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4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4">Kira </text:span>Adem Özen 8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Aidat Marmara Royal Site 8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<text:span text:style-name="T14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8" office:value-type="string" calcext:value-type="string">
            <text:p><text:span text:style-name="T14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8" office:value-type="string" calcext:value-type="string">
            <text:p><text:span text:style-name="T14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9" office:value-type="string" calcext:value-type="string">
            <text:p><text:span text:style-name="T15">Elektrik </text:span>9522138254 Sanayi </text:p>
          </table:table-cell>
          <table:table-cell/>
          <table:table-cell table:style-name="ce204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7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2750" calcext:value-type="float">
            <text:p>-2.750,00</text:p>
          </table:table-cell>
          <table:table-cell table:number-columns-repeated="2"/>
          <table:table-cell table:formula="of:=[.H16]+[.F17]+[.G17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69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7]+[.F19]+[.G19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</text:p>
          </table:table-cell>
          <table:table-cell/>
          <table:table-cell table:style-name="ce196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0]+[.F21]+[.G21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91" office:value-type="string" calcext:value-type="string">
            <text:p>Kira snyG Metin ÇELİK 4/8 31-12-2022</text:p>
          </table:table-cell>
          <table:table-cell table:style-name="ce191"/>
          <table:table-cell table:style-name="ce206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75" office:value-type="float" office:value="1000" calcext:value-type="float">
            <text:p>1.000,00</text:p>
          </table:table-cell>
          <table:table-cell/>
          <table:table-cell table:formula="of:=[.H22]+[.F23]+[.G23]" office:value-type="float" office:value="-13944.62" calcext:value-type="float">
            <text:p>-13.944,6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style-name="ce191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table:style-name="ce191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6130.21" calcext:value-type="float">
            <text:p>6.130,21</text:p>
          </table:table-cell>
          <table:table-cell table:style-name="ce207" table:formula="of:=SUM([.E35:.E42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94" office:value-type="string" calcext:value-type="string">
            <text:p>Salih Ant Elektrik</text:p>
          </table:table-cell>
          <table:table-cell table:style-name="ce140"/>
          <table:table-cell table:style-name="ce208" office:value-type="float" office:value="1221.74" calcext:value-type="float">
            <text:p>1.221,74</text:p>
          </table:table-cell>
          <table:table-cell table:style-name="ce271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1264.87" calcext:value-type="float">
            <text:p>1.264,87</text:p>
          </table:table-cell>
          <table:table-cell table:style-name="ce158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95" office:value-type="float" office:value="366.02" calcext:value-type="float">
            <text:p>366,02</text:p>
          </table:table-cell>
          <table:table-cell table:style-name="ce158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95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/>
          <table:table-cell table:style-name="ce195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88"/>
          <table:table-cell table:style-name="ce209" office:value-type="float" office:value="183.26" calcext:value-type="float">
            <text:p>183,26</text:p>
          </table:table-cell>
          <table:table-cell table:style-name="ce188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88" table:number-columns-repeated="2"/>
          <table:table-cell table:style-name="ce26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8:.E81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8"/>
          <table:table-cell table:style-name="ce198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2/3</text:p>
          </table:table-cell>
          <table:table-cell table:style-name="ce198"/>
          <table:table-cell table:style-name="ce187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8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18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8" office:value-type="string" calcext:value-type="string">
            <text:p>ayfer kurt ???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erenler </text:p>
          </table:table-cell>
          <table:table-cell table:style-name="ce198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9" office:value-type="string" calcext:value-type="string">
            <text:p>erenler pide 12- k3</text:p>
          </table:table-cell>
          <table:table-cell table:style-name="ce198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9" office:value-type="string" calcext:value-type="string">
            <text:p>erenler pide 12- k4</text:p>
          </table:table-cell>
          <table:table-cell table:style-name="ce198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aşıkbaba</text:p>
          </table:table-cell>
          <table:table-cell table:style-name="ce198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tokat avm yunus</text:p>
          </table:table-cell>
          <table:table-cell table:style-name="ce198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benzin audi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8" office:value-type="string" calcext:value-type="string">
            <text:p>yunus</text:p>
          </table:table-cell>
          <table:table-cell table:style-name="ce198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199" office:value-type="string" calcext:value-type="string">
            <text:p>erenler pide 12- k5</text:p>
          </table:table-cell>
          <table:table-cell table:style-name="ce198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199" office:value-type="string" calcext:value-type="string">
            <text:p>erenler pide 12- k6</text:p>
          </table:table-cell>
          <table:table-cell table:style-name="ce198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199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199" office:value-type="string" calcext:value-type="string">
            <text:p>erenler pide 12- k8</text:p>
          </table:table-cell>
          <table:table-cell table:style-name="ce188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18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audi benzin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yunus market</text:p>
          </table:table-cell>
          <table:table-cell table:style-name="ce198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kuruymş</text:p>
          </table:table-cell>
          <table:table-cell table:style-name="ce198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180" office:value-type="string" calcext:value-type="string">
            <text:p>erenler pide 12- k10</text:p>
          </table:table-cell>
          <table:table-cell table:style-name="ce198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180" office:value-type="string" calcext:value-type="string">
            <text:p>erenler pide 12- k11</text:p>
          </table:table-cell>
          <table:table-cell table:style-name="ce198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180" office:value-type="string" calcext:value-type="string">
            <text:p>erenler pide 12- k12</text:p>
          </table:table-cell>
          <table:table-cell table:style-name="ce198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8" office:value-type="string" calcext:value-type="string">
            <text:p>2240 vodafon</text:p>
          </table:table-cell>
          <table:table-cell table:style-name="ce198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180" office:value-type="string" calcext:value-type="string">
            <text:p>erenler pide 12- k13</text:p>
          </table:table-cell>
          <table:table-cell table:style-name="ce198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180"/>
          <table:table-cell table:style-name="ce198" table:number-columns-repeated="2"/>
          <table:table-cell table:style-name="ce269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2022 Devir</text:p>
          </table:table-cell>
          <table:table-cell table:style-name="ce182"/>
          <table:table-cell table:style-name="ce246"/>
          <table:table-cell table:style-name="ce272" table:formula="of:=SUM([.E84:.E12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8]*[.C88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89]*[.C89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0]*[.C90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69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4161" calcext:value-type="float">
            <text:p>14.161,00</text:p>
          </table:table-cell>
          <table:table-cell table:formula="of:=SUM([.E4:.E26])" office:value-type="float" office:value="-55312.12" calcext:value-type="float">
            <text:p>-55.312,12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style-name="ce15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number-columns-repeated="2"/>
          <table:table-cell table:style-name="ce158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4">Kira </text:span>Adem Özen 9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number-columns-repeated="2"/>
          <table:table-cell table:style-name="ce158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9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table:style-name="ce158"/>
          <table:table-cell table:style-name="ce158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/>
          <table:table-cell table:style-name="ce158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4 Kümbet D10</text:p>
          </table:table-cell>
          <table:table-cell/>
          <table:table-cell table:style-name="ce188"/>
          <table:table-cell office:value-type="float" office:value="-1000" calcext:value-type="float">
            <text:p>-1.000,00</text:p>
          </table:table-cell>
          <table:table-cell table:style-name="ce269"/>
          <table:table-cell table:style-name="ce158"/>
          <table:table-cell table:style-name="ce158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/>
          <table:table-cell table:style-name="ce158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15">Elektrik </text:span>9522138254 Sanayi </text:p>
          </table:table-cell>
          <table:table-cell/>
          <table:table-cell table:style-name="ce158" table:formula="of:=[.D34]" office:value-type="float" office:value="400" calcext:value-type="float">
            <text:p>400,00</text:p>
          </table:table-cell>
          <table:table-cell/>
          <table:table-cell table:style-name="ce158" table:formula="of:=[.E34]" office:value-type="float" office:value="0" calcext:value-type="float">
            <text:p>0,00</text:p>
          </table:table-cell>
          <table:table-cell/>
          <table:table-cell table:style-name="ce158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3157.68" calcext:value-type="float">
            <text:p>-3.157,68</text:p>
          </table:table-cell>
          <table:table-cell table:style-name="ce158" table:number-columns-repeated="2"/>
          <table:table-cell table:style-name="ce158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formula="of:=[.E68]" office:value-type="float" office:value="-1729.7" calcext:value-type="float">
            <text:p>-1.729,70</text:p>
          </table:table-cell>
          <table:table-cell table:number-columns-repeated="2"/>
          <table:table-cell table:style-name="ce158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style-name="ce158" table:number-columns-repeated="2"/>
          <table:table-cell table:style-name="ce158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58" table:number-columns-repeated="2"/>
          <table:table-cell table:style-name="ce158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/>
          <table:table-cell table:style-name="ce158" table:number-columns-repeated="2"/>
          <table:table-cell table:style-name="ce158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table:number-columns-repeated="2"/>
          <table:table-cell table:style-name="ce158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0" office:value-type="string" calcext:value-type="string">
            <text:p>Doğuş Kira 7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/>
          <table:table-cell table:style-name="ce158" table:number-columns-repeated="2"/>
          <table:table-cell table:style-name="ce158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/>
          <table:table-cell table:style-name="ce158" table:number-columns-repeated="2"/>
          <table:table-cell table:style-name="ce158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number-columns-repeated="3"/>
          <table:table-cell table:style-name="ce158"/>
          <table:table-cell/>
          <table:table-cell table:style-name="ce158" table:number-columns-repeated="3"/>
          <table:table-cell table:number-columns-repeated="1016"/>
        </table:table-row>
        <table:table-row table:style-name="ro1">
          <table:table-cell/>
          <table:table-cell table:style-name="ce192"/>
          <table:table-cell table:number-columns-repeated="3"/>
          <table:table-cell table:style-name="ce158" table:number-columns-repeated="3"/>
          <table:table-cell table:number-columns-repeated="1016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number-columns-repeated="2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/>
          <table:table-cell/>
          <table:table-cell table:style-name="ce140" table:number-columns-repeated="2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400" calcext:value-type="float">
            <text:p>400,00</text:p>
          </table:table-cell>
          <table:table-cell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/>
          <table:table-cell table:number-columns-repeated="2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88" table:number-columns-repeated="2"/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5"/>
          <table:table-cell table:number-columns-repeated="1022"/>
        </table:table-row>
        <table:table-row table:style-name="ro3">
          <table:table-cell/>
          <table:table-cell table:style-name="ce196"/>
          <table:table-cell table:number-columns-repeated="1022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87" table:formula="of:=SUM([.E47:.E59])" office:value-type="float" office:value="-3157.68" calcext:value-type="float">
            <text:p>-3.157,6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8"/>
          <table:table-cell table:style-name="ce198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3/3</text:p>
          </table:table-cell>
          <table:table-cell table:style-name="ce198"/>
          <table:table-cell table:style-name="ce187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9" calcext:value-type="date">
            <text:p>29.12.2022</text:p>
          </table:table-cell>
          <table:table-cell table:style-name="ce286" office:value-type="string" calcext:value-type="string">
            <text:p>superonline</text:p>
          </table:table-cell>
          <table:table-cell table:style-name="ce198" table:number-columns-repeated="2"/>
          <table:table-cell office:value-type="float" office:value="-76.3" calcext:value-type="float">
            <text:p>-76,3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0" calcext:value-type="date">
            <text:p>10.01.2023</text:p>
          </table:table-cell>
          <table:table-cell table:style-name="ce286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1" calcext:value-type="date">
            <text:p>11.01.2023</text:p>
          </table:table-cell>
          <table:table-cell table:style-name="ce286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2" calcext:value-type="date">
            <text:p>12.01.2023</text:p>
          </table:table-cell>
          <table:table-cell table:style-name="ce286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3" calcext:value-type="date">
            <text:p>13.01.2023</text:p>
          </table:table-cell>
          <table:table-cell table:style-name="ce286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4" calcext:value-type="date">
            <text:p>14.01.2023</text:p>
          </table:table-cell>
          <table:table-cell table:style-name="ce286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6" calcext:value-type="date">
            <text:p>16.01.2023</text:p>
          </table:table-cell>
          <table:table-cell table:style-name="ce286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286"/>
          <table:table-cell table:number-columns-repeated="1022"/>
        </table:table-row>
        <table:table-row table:style-name="ro3">
          <table:table-cell table:number-columns-repeated="3"/>
          <table:table-cell table:style-name="ce164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87" table:formula="of:=SUM([.E69:.E80])" office:value-type="float" office:value="-1729.7" calcext:value-type="float">
            <text:p>-1.729,7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4" calcext:value-type="date">
            <text:p>24.12.2022</text:p>
          </table:table-cell>
          <table:table-cell table:style-name="ce198" office:value-type="string" calcext:value-type="string">
            <text:p>erenler pide 12- kkdnz01</text:p>
          </table:table-cell>
          <table:table-cell table:style-name="ce198" table:number-columns-repeated="2"/>
          <table:table-cell office:value-type="float" office:value="-136.19" calcext:value-type="float">
            <text:p>-136,19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98" office:value-type="string" calcext:value-type="string">
            <text:p>erenler pide 12- kkdnz02</text:p>
          </table:table-cell>
          <table:table-cell table:style-name="ce198" table:number-columns-repeated="2"/>
          <table:table-cell office:value-type="float" office:value="-193.47" calcext:value-type="float">
            <text:p>-193,4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toyota rav4 yağ-filtre</text:p>
          </table:table-cell>
          <table:table-cell table:style-name="ce198" table:number-columns-repeated="2"/>
          <table:table-cell office:value-type="float" office:value="-600" calcext:value-type="float">
            <text:p>-60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erenler pide 12- kkdnz03</text:p>
          </table:table-cell>
          <table:table-cell table:style-name="ce198" table:number-columns-repeated="2"/>
          <table:table-cell office:value-type="float" office:value="-206.27" calcext:value-type="float">
            <text:p>-206,2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8" calcext:value-type="date">
            <text:p>28.12.2022</text:p>
          </table:table-cell>
          <table:table-cell table:style-name="ce198" office:value-type="string" calcext:value-type="string">
            <text:p>erenler pide 12- kkdnz04</text:p>
          </table:table-cell>
          <table:table-cell table:style-name="ce198" table:number-columns-repeated="2"/>
          <table:table-cell office:value-type="float" office:value="-146.44" calcext:value-type="float">
            <text:p>-146,44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2" calcext:value-type="date">
            <text:p>02.01.2023</text:p>
          </table:table-cell>
          <table:table-cell table:style-name="ce19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4" calcext:value-type="date">
            <text:p>04.01.2023</text:p>
          </table:table-cell>
          <table:table-cell table:style-name="ce19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5" calcext:value-type="date">
            <text:p>05.01.2023</text:p>
          </table:table-cell>
          <table:table-cell table:style-name="ce19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164"/>
          <table:table-cell table:number-columns-repeated="1020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Default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83961" calcext:value-type="float">
            <text:p>83.961,00</text:p>
          </table:table-cell>
          <table:table-cell table:style-name="ce203" table:formula="of:=SUM([.E4:.E25])" office:value-type="float" office:value="-17550.4" calcext:value-type="float">
            <text:p>-17.550,40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4">Kira </text:span>Adem Özen 10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0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15">Elektrik </text:span>9522138254 Sanayi </text:p>
          </table:table-cell>
          <table:table-cell/>
          <table:table-cell table:style-name="ce158" table:formula="of:=[.D33]" office:value-type="float" office:value="200" calcext:value-type="float">
            <text:p>200,00</text:p>
          </table:table-cell>
          <table:table-cell table:style-name="ce153"/>
          <table:table-cell table:style-name="ce158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5]" office:value-type="float" office:value="-2125.66" calcext:value-type="float">
            <text:p>-2.125,66</text:p>
          </table:table-cell>
          <table:table-cell table:style-name="ce15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0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58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158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58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style-name="ce158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158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style-name="ce158"/>
          <table:table-cell table:number-columns-repeated="1018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style-name="ce158"/>
          <table:table-cell table:number-columns-repeated="1018"/>
        </table:table-row>
        <table:table-row table:style-name="ro3">
          <table:table-cell table:number-columns-repeated="4"/>
          <table:table-cell table:style-name="ce15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number-columns-repeated="1019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number-columns-repeated="1019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200" calcext:value-type="float">
            <text:p>20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58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 table:number-columns-repeated="2"/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/>
          <table:table-cell/>
          <table:table-cell table:style-name="ce188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7])" office:value-type="float" office:value="-2125.66" calcext:value-type="float">
            <text:p>-2125,6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198"/>
          <table:table-cell table:style-name="ce198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/>
          <table:table-cell table:style-name="ce158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1:.E72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/>
          <table:table-cell table:style-name="ce158"/>
          <table:table-cell table:number-columns-repeated="1018"/>
        </table:table-row>
        <table:table-row table:style-name="ro3">
          <table:table-cell table:style-name="ce181"/>
          <table:table-cell table:style-name="ce199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361" calcext:value-type="float">
            <text:p>14.361,00</text:p>
          </table:table-cell>
          <table:table-cell table:style-name="ce203" table:formula="of:=SUM([.E4:.E25])" office:value-type="float" office:value="-17190.58" calcext:value-type="float">
            <text:p>-17.190,58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4">Kira </text:span>Adem Özen 11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15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765.84" calcext:value-type="float">
            <text:p>-1.765,8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765.84" calcext:value-type="float">
            <text:p>-1765,8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198"/>
          <table:table-cell table:style-name="ce198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61" calcext:value-type="float">
            <text:p>13.361,00</text:p>
          </table:table-cell>
          <table:table-cell table:style-name="ce203" table:formula="of:=SUM([.E4:.E25])" office:value-type="float" office:value="-16535.85" calcext:value-type="float">
            <text:p>-16.5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4">Kira </text:span>Adem Özen 12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2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15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23361" calcext:value-type="float">
            <text:p>23.361,00</text:p>
          </table:table-cell>
          <table:table-cell table:style-name="ce203" table:formula="of:=SUM([.E4:.E25])" office:value-type="float" office:value="-18735.85" calcext:value-type="float">
            <text:p>-18.7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4">Kira </text:span>Adem Özen 1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15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196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461" calcext:value-type="float">
            <text:p>1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4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15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84461" calcext:value-type="float">
            <text:p>8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4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15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20850" calcext:value-type="float">
            <text:p>120.850,00</text:p>
          </table:table-cell>
          <table:table-cell table:style-name="ce203" table:formula="of:=SUM([.E4:.E26])" office:value-type="float" office:value="-19635.85" calcext:value-type="float">
            <text:p>-19.635,85</text:p>
          </table:table-cell>
          <table:table-cell table:style-name="ce203" table:formula="of:=SUM([.F4:.F28])" office:value-type="float" office:value="0" calcext:value-type="float">
            <text:p>0,00</text:p>
          </table:table-cell>
          <table:table-cell table:style-name="ce203" table:formula="of:=SUM([.G4:.G28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4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15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196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1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350" calcext:value-type="float">
            <text:p>13.350,00</text:p>
          </table:table-cell>
          <table:table-cell table:style-name="ce203" table:formula="of:=SUM([.E4:.E26])" office:value-type="float" office:value="-73524.74" calcext:value-type="float">
            <text:p>-73.524,74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4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15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/>
          <table:table-cell/>
          <table:table-cell table:style-name="ce198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93350" calcext:value-type="float">
            <text:p>19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4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15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196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350" calcext:value-type="float">
            <text:p>13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4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4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4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15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office:forms form:automatic-focus="false" form:apply-design-mode="false"/>
        <table:table-column table:style-name="co14" table:default-cell-style-name="Default"/>
        <table:table-column table:style-name="co14" table:default-cell-style-name="ce181"/>
        <table:table-column table:style-name="co55" table:default-cell-style-name="Default"/>
        <table:table-column table:style-name="co14" table:number-columns-repeated="3" table:default-cell-style-name="Default"/>
        <table:table-row table:style-name="ro3">
          <table:table-cell/>
          <table:table-cell table:style-name="Default"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F2]+[.D3]-[.E3]" office:value-type="float" office:value="1250" calcext:value-type="float">
            <text:p>125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[.F3]+[.D4]-[.E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5]+[.D6]-[.E6]" office:value-type="float" office:value="1111.11" calcext:value-type="float">
            <text:p>1111,11</text:p>
          </table:table-cell>
        </table:table-row>
        <table:table-row table:style-name="ro3">
          <table:table-cell/>
          <table:table-cell office:value-type="date" office:date-value="2022-11-23" calcext:value-type="date">
            <text:p>23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F6]+[.D7]-[.E7]" office:value-type="float" office:value="-38.8900000000001" calcext:value-type="float">
            <text:p>-38,8900000000001</text:p>
          </table:table-cell>
        </table:table-row>
        <table:table-row table:style-name="ro3">
          <table:table-cell/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7]+[.D8]-[.E8]" office:value-type="float" office:value="1072.22" calcext:value-type="float">
            <text:p>1072,22</text:p>
          </table:table-cell>
        </table:table-row>
        <table:table-row table:style-name="ro3">
          <table:table-cell/>
          <table:table-cell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F8]+[.D9]-[.E9]" office:value-type="float" office:value="-1427.78" calcext:value-type="float">
            <text:p>-1427,78</text:p>
          </table:table-cell>
        </table:table-row>
        <table:table-row table:style-name="ro3">
          <table:table-cell/>
          <table:table-cell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0]+[.D11]-[.E11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1]+[.D12]-[.E12]" office:value-type="float" office:value="794.44" calcext:value-type="float">
            <text:p>794,44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2]+[.D13]-[.E13]" office:value-type="float" office:value="794.44" calcext:value-type="float">
            <text:p>794,44</text:p>
          </table:table-cell>
        </table:table-row>
        <table:table-row table:style-name="ro3">
          <table:table-cell/>
          <table:table-cell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3]+[.D14]-[.E14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4]+[.D15]-[.E15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5]+[.D16]-[.E16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6]+[.D17]-[.E17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7]+[.D18]-[.E18]" office:value-type="float" office:value="4127.77" calcext:value-type="float">
            <text:p>4127,77</text:p>
          </table:table-cell>
        </table:table-row>
        <table:table-row table:style-name="ro3">
          <table:table-cell/>
          <table:table-cell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8]+[.D19]-[.E19]" office:value-type="float" office:value="5238.88" calcext:value-type="float">
            <text:p>5238,88</text:p>
          </table:table-cell>
        </table:table-row>
        <table:table-row table:style-name="ro3">
          <table:table-cell/>
          <table:table-cell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9]+[.D20]-[.E20]" office:value-type="float" office:value="6349.99" calcext:value-type="float">
            <text:p>6349,99</text:p>
          </table:table-cell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table:style-name="Default"/>
          <table:table-cell/>
          <table:table-cell table:formula="of:=SUM([.D3:.D21])" office:value-type="float" office:value="11249.99" calcext:value-type="float">
            <text:p>11249,99</text:p>
          </table:table-cell>
          <table:table-cell table:formula="of:=SUM([.E3:.E21])" office:value-type="float" office:value="4900" calcext:value-type="float">
            <text:p>4900</text:p>
          </table:table-cell>
          <table:table-cell table:formula="of:=[.D22]-[.E22]" office:value-type="float" office:value="6349.99" calcext:value-type="float">
            <text:p>6349,99</text:p>
          </table:table-cell>
        </table:table-row>
      </table:table>
      <table:table table:name="GNLK- 2022" table:style-name="ta1">
        <table:table-column table:style-name="co1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1"/>
        <table:table-column table:style-name="co28" table:default-cell-style-name="ce153"/>
        <table:table-column table:style-name="co12" table:default-cell-style-name="ce153"/>
        <table:table-column table:style-name="co29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'01'.D2]" office:value-type="float" office:value="7333.3" calcext:value-type="float">
            <text:p>7.333,30</text:p>
          </table:table-cell>
          <table:table-cell table:style-name="ce150" table:formula="of:=[$'01'.E2]" office:value-type="float" office:value="-6834.05" calcext:value-type="float">
            <text:p>-6.834,05</text:p>
          </table:table-cell>
          <table:table-cell table:style-name="ce155" table:formula="of:=[.B3]+[.C3]" office:value-type="float" office:value="499.25" calcext:value-type="float">
            <text:p>499,25</text:p>
          </table:table-cell>
          <table:table-cell table:style-name="ce145" table:formula="of:=[$'01'.F2]" office:value-type="float" office:value="46462.64" calcext:value-type="float">
            <text:p>46.462,64</text:p>
          </table:table-cell>
          <table:table-cell table:style-name="ce150" table:formula="of:=[$'01'.G2]" office:value-type="float" office:value="-6834.05" calcext:value-type="float">
            <text:p>-6.834,05</text:p>
          </table:table-cell>
          <table:table-cell table:style-name="ce157" table:formula="of:=[.E3]+[.F3]" office:value-type="float" office:value="39628.59" calcext:value-type="float">
            <text:p>39.628,59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 table:style-name="Default"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'02'.D2]" office:value-type="float" office:value="10567.09" calcext:value-type="float">
            <text:p>10.567,09</text:p>
          </table:table-cell>
          <table:table-cell table:style-name="ce150" table:formula="of:=[$'02'.E2]" office:value-type="float" office:value="-21938.15" calcext:value-type="float">
            <text:p>-21.938,15</text:p>
          </table:table-cell>
          <table:table-cell table:style-name="ce155" table:formula="of:=[.B4]+[.C4]+[.D3]" office:value-type="float" office:value="-10871.81" calcext:value-type="float">
            <text:p>-10.871,81</text:p>
          </table:table-cell>
          <table:table-cell table:style-name="ce145" table:formula="of:=[$'02'.F2]" office:value-type="float" office:value="11567.09" calcext:value-type="float">
            <text:p>11.567,09</text:p>
          </table:table-cell>
          <table:table-cell table:style-name="ce150" table:formula="of:=[$'02'.G2]" office:value-type="float" office:value="-21938.15" calcext:value-type="float">
            <text:p>-21.938,15</text:p>
          </table:table-cell>
          <table:table-cell table:style-name="ce157" table:formula="of:=[.E4]+[.F4]+[.G3]" office:value-type="float" office:value="29257.53" calcext:value-type="float">
            <text:p>29.257,53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 table:style-name="Default"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'03'.D2]" office:value-type="float" office:value="36859.61" calcext:value-type="float">
            <text:p>36.859,61</text:p>
          </table:table-cell>
          <table:table-cell table:style-name="ce150" table:formula="of:=[$'03'.E2]" office:value-type="float" office:value="-30109.3" calcext:value-type="float">
            <text:p>-30.109,30</text:p>
          </table:table-cell>
          <table:table-cell table:style-name="ce155" table:formula="of:=[.B5]+[.C5]+[.D4]" office:value-type="float" office:value="-4121.5" calcext:value-type="float">
            <text:p>-4.121,50</text:p>
          </table:table-cell>
          <table:table-cell table:style-name="ce145" table:formula="of:=[$'03'.F2]" office:value-type="float" office:value="35859.61" calcext:value-type="float">
            <text:p>35.859,61</text:p>
          </table:table-cell>
          <table:table-cell table:style-name="ce150" table:formula="of:=[$'03'.G2]" office:value-type="float" office:value="-30109.3" calcext:value-type="float">
            <text:p>-30.109,30</text:p>
          </table:table-cell>
          <table:table-cell table:style-name="ce157" table:formula="of:=[.E5]+[.F5]+[.G4]" office:value-type="float" office:value="35007.84" calcext:value-type="float">
            <text:p>35.007,84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'04'.D2]" office:value-type="float" office:value="15937.59" calcext:value-type="float">
            <text:p>15.937,59</text:p>
          </table:table-cell>
          <table:table-cell table:style-name="ce150" table:formula="of:=[$'04'.E2]" office:value-type="float" office:value="-11790.68" calcext:value-type="float">
            <text:p>-11.790,68</text:p>
          </table:table-cell>
          <table:table-cell table:style-name="ce155" table:formula="of:=[.B6]+[.C6]+[.D5]" office:value-type="float" office:value="25.4100000000035" calcext:value-type="float">
            <text:p>25,41</text:p>
          </table:table-cell>
          <table:table-cell table:style-name="ce145" table:formula="of:=[$'04'.F2]" office:value-type="float" office:value="17940.28" calcext:value-type="float">
            <text:p>17.940,28</text:p>
          </table:table-cell>
          <table:table-cell table:style-name="ce150" table:formula="of:=[$'04'.G2]" office:value-type="float" office:value="-11140.68" calcext:value-type="float">
            <text:p>-11.140,68</text:p>
          </table:table-cell>
          <table:table-cell table:style-name="ce157" table:formula="of:=[.E6]+[.F6]+[.G5]" office:value-type="float" office:value="41807.44" calcext:value-type="float">
            <text:p>41.807,44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 table:style-name="Default"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'05'.D2]" office:value-type="float" office:value="11328.34" calcext:value-type="float">
            <text:p>11.328,34</text:p>
          </table:table-cell>
          <table:table-cell table:style-name="ce150" table:formula="of:=[$'05'.E2]" office:value-type="float" office:value="-7712.66" calcext:value-type="float">
            <text:p>-7.712,66</text:p>
          </table:table-cell>
          <table:table-cell table:style-name="ce155" table:formula="of:=[.B7]+[.C7]+[.D6]" office:value-type="float" office:value="3641.09" calcext:value-type="float">
            <text:p>3.641,09</text:p>
          </table:table-cell>
          <table:table-cell table:style-name="ce145" table:formula="of:=[$'05'.F2]" office:value-type="float" office:value="9522.37" calcext:value-type="float">
            <text:p>9.522,37</text:p>
          </table:table-cell>
          <table:table-cell table:style-name="ce150" table:formula="of:=[$'05'.G2]" office:value-type="float" office:value="-7722.66" calcext:value-type="float">
            <text:p>-7.722,66</text:p>
          </table:table-cell>
          <table:table-cell table:style-name="ce157" table:formula="of:=[.E7]+[.F7]+[.G6]" office:value-type="float" office:value="43607.15" calcext:value-type="float">
            <text:p>43.607,15</text:p>
          </table:table-cell>
          <table:table-cell table:style-name="ce160"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 table:style-name="Default"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'06'.D2]" office:value-type="float" office:value="17837.05" calcext:value-type="float">
            <text:p>17.837,05</text:p>
          </table:table-cell>
          <table:table-cell table:style-name="ce150" table:formula="of:=[$'06'.E2]" office:value-type="float" office:value="-28058.1" calcext:value-type="float">
            <text:p>-28.058,10</text:p>
          </table:table-cell>
          <table:table-cell table:style-name="ce155" table:formula="of:=[.B8]+[.C8]+[.D7]" office:value-type="float" office:value="-6579.96" calcext:value-type="float">
            <text:p>-6.579,96</text:p>
          </table:table-cell>
          <table:table-cell table:style-name="ce145" table:formula="of:=[$'06'.F2]" office:value-type="float" office:value="16654.19" calcext:value-type="float">
            <text:p>16.654,19</text:p>
          </table:table-cell>
          <table:table-cell table:style-name="ce150" table:formula="of:=[$'06'.G2]" office:value-type="float" office:value="-28058.1" calcext:value-type="float">
            <text:p>-28.058,10</text:p>
          </table:table-cell>
          <table:table-cell table:style-name="ce157" table:formula="of:=[.E8]+[.F8]+[.G7]" office:value-type="float" office:value="32203.24" calcext:value-type="float">
            <text:p>32.203,24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'07'.D2]" office:value-type="float" office:value="27131.07" calcext:value-type="float">
            <text:p>27.131,07</text:p>
          </table:table-cell>
          <table:table-cell table:style-name="ce150" table:formula="of:=[$'07'.E2]" office:value-type="float" office:value="-17400.82" calcext:value-type="float">
            <text:p>-17.400,82</text:p>
          </table:table-cell>
          <table:table-cell table:style-name="ce155" table:formula="of:=[.B9]+[.C9]+[.D8]" office:value-type="float" office:value="3150.29" calcext:value-type="float">
            <text:p>3.150,29</text:p>
          </table:table-cell>
          <table:table-cell table:style-name="ce145" table:formula="of:=[$'07'.F2]" office:value-type="float" office:value="16133.3" calcext:value-type="float">
            <text:p>16.133,30</text:p>
          </table:table-cell>
          <table:table-cell table:style-name="ce150" table:formula="of:=[$'07'.G2]" office:value-type="float" office:value="-20600.82" calcext:value-type="float">
            <text:p>-20.600,82</text:p>
          </table:table-cell>
          <table:table-cell table:style-name="ce157" table:formula="of:=[.E9]+[.F9]+[.G8]" office:value-type="float" office:value="27735.72" calcext:value-type="float">
            <text:p>27.735,7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table:formula="of:=[.J9]*[.$K$1]" office:value-type="float" office:value="9.85782" calcext:value-type="float">
            <text:p>9,86</text:p>
          </table:table-cell>
          <table:table-cell table:style-name="ce174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'08'.D2]" office:value-type="float" office:value="34617.91" calcext:value-type="float">
            <text:p>34.617,91</text:p>
          </table:table-cell>
          <table:table-cell table:style-name="ce150" table:formula="of:=[$'08'.E2]" office:value-type="float" office:value="-11695.35" calcext:value-type="float">
            <text:p>-11.695,35</text:p>
          </table:table-cell>
          <table:table-cell table:style-name="ce155" table:formula="of:=[.B10]+[.C10]+[.D9]" office:value-type="float" office:value="26072.85" calcext:value-type="float">
            <text:p>26.072,85</text:p>
          </table:table-cell>
          <table:table-cell table:style-name="ce145" table:formula="of:=[$'08'.F2]" office:value-type="float" office:value="102061.66" calcext:value-type="float">
            <text:p>102.061,66</text:p>
          </table:table-cell>
          <table:table-cell table:style-name="ce150" table:formula="of:=[$'08'.G2]" office:value-type="float" office:value="-33894.33" calcext:value-type="float">
            <text:p>-33.894,33</text:p>
          </table:table-cell>
          <table:table-cell table:style-name="ce157" table:formula="of:=[.E10]+[.F10]+[.G9]" office:value-type="float" office:value="95903.05" calcext:value-type="float">
            <text:p>95.903,05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0]*[.$K$1]" office:value-type="float" office:value="19.71564" calcext:value-type="float">
            <text:p>19,72</text:p>
          </table:table-cell>
          <table:table-cell table:style-name="ce174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'09'.D2]" office:value-type="float" office:value="66162.31" calcext:value-type="float">
            <text:p>66.162,31</text:p>
          </table:table-cell>
          <table:table-cell table:style-name="ce150" table:formula="of:=[$'09'.E2]" office:value-type="float" office:value="-61978.72" calcext:value-type="float">
            <text:p>-61.978,72</text:p>
          </table:table-cell>
          <table:table-cell table:style-name="ce155" table:formula="of:=[.B11]+[.C11]+[.D10]" office:value-type="float" office:value="30256.44" calcext:value-type="float">
            <text:p>30.256,44</text:p>
          </table:table-cell>
          <table:table-cell table:style-name="ce145" table:formula="of:=[$'09'.F2]" office:value-type="float" office:value="9260.5" calcext:value-type="float">
            <text:p>9.260,50</text:p>
          </table:table-cell>
          <table:table-cell table:style-name="ce150" table:formula="of:=[$'09'.G2]" office:value-type="float" office:value="-25729.24" calcext:value-type="float">
            <text:p>-25.729,24</text:p>
          </table:table-cell>
          <table:table-cell table:style-name="ce157" table:formula="of:=[.E11]+[.F11]+[.G10]" office:value-type="float" office:value="79434.31" calcext:value-type="float">
            <text:p>79.434,31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1]*[.$K$1]" office:value-type="float" office:value="19.71564" calcext:value-type="float">
            <text:p>19,72</text:p>
          </table:table-cell>
          <table:table-cell table:style-name="ce174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'10'.D2]" office:value-type="float" office:value="23872.2" calcext:value-type="float">
            <text:p>23.872,20</text:p>
          </table:table-cell>
          <table:table-cell table:style-name="ce150" table:formula="of:=[$'10'.E2]" office:value-type="float" office:value="-34541.12" calcext:value-type="float">
            <text:p>-34.541,12</text:p>
          </table:table-cell>
          <table:table-cell table:style-name="ce155" table:formula="of:=[.B12]+[.C12]+[.D11]" office:value-type="float" office:value="19587.52" calcext:value-type="float">
            <text:p>19.587,52</text:p>
          </table:table-cell>
          <table:table-cell table:style-name="ce145" table:formula="of:=[$'10'.F2]" office:value-type="float" office:value="79418.41" calcext:value-type="float">
            <text:p>79.418,41</text:p>
          </table:table-cell>
          <table:table-cell table:style-name="ce150" table:formula="of:=[$'10'.G2]" office:value-type="float" office:value="-90424.32" calcext:value-type="float">
            <text:p>-90.424,32</text:p>
          </table:table-cell>
          <table:table-cell table:style-name="ce157" table:formula="of:=[.E12]+[.F12]+[.G11]" office:value-type="float" office:value="68428.4" calcext:value-type="float">
            <text:p>68.428,40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table:formula="of:=[.J12]*[.$K$1]" office:value-type="float" office:value="10.56195" calcext:value-type="float">
            <text:p>10,56</text:p>
          </table:table-cell>
          <table:table-cell table:style-name="ce174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17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'11'.D2]" office:value-type="float" office:value="179191.62" calcext:value-type="float">
            <text:p>179.191,62</text:p>
          </table:table-cell>
          <table:table-cell table:style-name="ce150" table:formula="of:=[$'11'.E2]" office:value-type="float" office:value="-14175.82" calcext:value-type="float">
            <text:p>-14.175,82</text:p>
          </table:table-cell>
          <table:table-cell table:style-name="ce155" table:formula="of:=[.B13]+[.C13]+[.D12]" office:value-type="float" office:value="184603.32" calcext:value-type="float">
            <text:p>184.603,32</text:p>
          </table:table-cell>
          <table:table-cell table:style-name="ce145" table:formula="of:=[$'11'.F2]" office:value-type="float" office:value="178439.6" calcext:value-type="float">
            <text:p>178.439,60</text:p>
          </table:table-cell>
          <table:table-cell table:style-name="ce150" table:formula="of:=[$'11'.G2]" office:value-type="float" office:value="-18452.8" calcext:value-type="float">
            <text:p>-18.452,80</text:p>
          </table:table-cell>
          <table:table-cell table:style-name="ce157" table:formula="of:=[.E13]+[.F13]+[.G12]" office:value-type="float" office:value="228415.2" calcext:value-type="float">
            <text:p>228.415,20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3]*[.$K$1]" office:value-type="float" office:value="11.26608" calcext:value-type="float">
            <text:p>11,27</text:p>
          </table:table-cell>
          <table:table-cell table:style-name="ce174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179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'12'.D2]" office:value-type="float" office:value="15475.96" calcext:value-type="float">
            <text:p>15.475,96</text:p>
          </table:table-cell>
          <table:table-cell table:style-name="ce150" table:formula="of:=[$'12'.E2]" office:value-type="float" office:value="-16961.34" calcext:value-type="float">
            <text:p>-16.961,34</text:p>
          </table:table-cell>
          <table:table-cell table:style-name="ce155" table:formula="of:=[.B14]+[.C14]+[.D13]" office:value-type="float" office:value="183117.94" calcext:value-type="float">
            <text:p>183.117,94</text:p>
          </table:table-cell>
          <table:table-cell table:style-name="ce145" table:formula="of:=[$'12'.F2]" office:value-type="float" office:value="22052.39" calcext:value-type="float">
            <text:p>22.052,39</text:p>
          </table:table-cell>
          <table:table-cell table:style-name="ce150" table:formula="of:=[$'12'.G2]" office:value-type="float" office:value="-21692.25" calcext:value-type="float">
            <text:p>-21.692,25</text:p>
          </table:table-cell>
          <table:table-cell table:style-name="ce157" table:formula="of:=[.E14]+[.F14]+[.G13]" office:value-type="float" office:value="228775.34" calcext:value-type="float">
            <text:p>228.775,34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4]*[.$K$1]" office:value-type="float" office:value="11.26608" calcext:value-type="float">
            <text:p>11,27</text:p>
          </table:table-cell>
          <table:table-cell table:style-name="ce174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446314.05" calcext:value-type="float">
            <text:p>446.314,05</text:p>
          </table:table-cell>
          <table:table-cell table:style-name="ce151" table:formula="of:=SUM([.C3:.C14])" office:value-type="float" office:value="-263196.11" calcext:value-type="float">
            <text:p>-263.196,11</text:p>
          </table:table-cell>
          <table:table-cell table:style-name="ce289" table:formula="of:=[.B15]+[.C15]" office:value-type="float" office:value="183117.94" calcext:value-type="float">
            <text:p>183.117,94</text:p>
          </table:table-cell>
          <table:table-cell table:style-name="ce146" table:formula="of:=SUM([.E3:.E14])" office:value-type="float" office:value="545372.04" calcext:value-type="float">
            <text:p>545.372,04</text:p>
          </table:table-cell>
          <table:table-cell table:style-name="ce151" table:formula="of:=SUM([.F3:.F14])" office:value-type="float" office:value="-316596.7" calcext:value-type="float">
            <text:p>-316.596,70</text:p>
          </table:table-cell>
          <table:table-cell table:style-name="ce289" table:formula="of:=[.E15]+[.F15]" office:value-type="float" office:value="228775.34" calcext:value-type="float">
            <text:p>228.775,34</text:p>
          </table:table-cell>
          <table:table-cell table:style-name="ce160"/>
          <table:table-cell table:style-name="ce165"/>
          <table:table-cell table:style-name="ce170" table:formula="of:=SUM([.J9:.J14])" office:value-type="float" office:value="351" calcext:value-type="float">
            <text:p>351</text:p>
          </table:table-cell>
          <table:table-cell table:style-name="ce175" table:formula="of:=SUM([.K9:.K14])" office:value-type="float" office:value="82.38321" calcext:value-type="float">
            <text:p>82,38</text:p>
          </table:table-cell>
          <table:table-cell table:style-name="ce175" table:formula="of:=SUM([.L9:.L14])" office:value-type="float" office:value="268.61679" calcext:value-type="float">
            <text:p>268,62</text:p>
          </table:table-cell>
          <table:table-cell table:style-name="ce175" table:formula="of:=SUM([.M3:.M14])" office:value-type="float" office:value="86.05" calcext:value-type="float">
            <text:p>86,05</text:p>
          </table:table-cell>
          <table:table-cell table:style-name="ce17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37192.8375" calcext:value-type="float">
            <text:p>37.192,84</text:p>
          </table:table-cell>
          <table:table-cell table:style-name="ce152" table:formula="of:=[.C15]/[.A16]" office:value-type="float" office:value="-21933.0091666667" calcext:value-type="float">
            <text:p>-21.933,01</text:p>
          </table:table-cell>
          <table:table-cell table:style-name="ce152"/>
          <table:table-cell table:style-name="ce152" table:formula="of:=[.E15]/[.A16]" office:value-type="float" office:value="45447.67" calcext:value-type="float">
            <text:p>45.447,67</text:p>
          </table:table-cell>
          <table:table-cell table:style-name="ce152" table:formula="of:=[.F15]/[.A16]" office:value-type="float" office:value="-26383.0583333333" calcext:value-type="float">
            <text:p>-26.383,06</text:p>
          </table:table-cell>
          <table:table-cell table:style-name="ce152" table:formula="of:=[.G15]/[.A16]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table:formula="of:=[.J15]/12" office:value-type="float" office:value="29.25" calcext:value-type="float">
            <text:p>29,25</text:p>
          </table:table-cell>
          <table:table-cell table:style-name="ce152" table:formula="of:=[.K15]/12" office:value-type="float" office:value="6.8652675" calcext:value-type="float">
            <text:p>6,87</text:p>
          </table:table-cell>
          <table:table-cell table:style-name="ce152" table:formula="of:=[.L15]/12" office:value-type="float" office:value="22.3847325" calcext:value-type="float">
            <text:p>22,38</text:p>
          </table:table-cell>
          <table:table-cell table:style-name="ce152" table:formula="of:=[.M15]/12" office:value-type="float" office:value="7.17083333333333" calcext:value-type="float">
            <text:p>7,17</text:p>
          </table:table-cell>
          <table:table-cell table:style-name="ce152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58"/>
        <table:table-column table:style-name="co35" table:number-columns-repeated="3" table:default-cell-style-name="ce158"/>
        <table:table-column table:style-name="co14" table:default-cell-style-name="Default"/>
        <table:table-row table:style-name="ro3">
          <table:table-cell/>
          <table:table-cell table:style-name="ce291" office:value-type="float" office:value="11.1" calcext:value-type="float">
            <text:p>11,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0" office:value-type="string" calcext:value-type="string">
            <text:p>- OCA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3:.D57])" office:value-type="float" office:value="7333.3" calcext:value-type="float">
            <text:p>7.333,30</text:p>
          </table:table-cell>
          <table:table-cell table:style-name="ce203" table:formula="of:=SUM([.E3:.E57])" office:value-type="float" office:value="-6834.05" calcext:value-type="float">
            <text:p>-6.834,05</text:p>
          </table:table-cell>
          <table:table-cell table:style-name="ce203" table:formula="of:=SUM([.F3:.F57])" office:value-type="float" office:value="46462.64" calcext:value-type="float">
            <text:p>46.462,64</text:p>
          </table:table-cell>
          <table:table-cell table:style-name="ce203" table:formula="of:=SUM([.G3:.G57])" office:value-type="float" office:value="-6834.05" calcext:value-type="float">
            <text:p>-6.834,05</text:p>
          </table:table-cell>
          <table:table-cell table:style-name="ce20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81"/>
          <table:table-cell table:style-name="ce18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81" office:value-type="date" office:date-value="2022-01-13" calcext:value-type="date">
            <text:p>13.0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130.3" calcext:value-type="float">
            <text:p>-130,30</text:p>
          </table:table-cell>
          <table:table-cell table:style-name="ce265"/>
          <table:table-cell table:style-name="ce26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<text:span text:style-name="T14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255.4" calcext:value-type="float">
            <text:p>-255,40</text:p>
          </table:table-cell>
          <table:table-cell table:style-name="ce265"/>
          <table:table-cell table:style-name="ce26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65" office:value-type="float" office:value="-50" calcext:value-type="float">
            <text:p>-50,00</text:p>
          </table:table-cell>
          <table:table-cell table:style-name="ce26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 office:value-type="date" office:date-value="2022-01-04" calcext:value-type="date">
            <text:p>04.01.2022</text:p>
          </table:table-cell>
          <table:table-cell table:style-name="ce292" office:value-type="string" calcext:value-type="string">
            <text:p>4876 KK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265" table:number-columns-repeated="2"/>
          <table:table-cell table:style-name="ce26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3"/>
          <table:table-cell table:style-name="ce26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80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/>
          <table:table-cell table:style-name="ce18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17">
          <table:table-cell table:style-name="ce181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36" table:default-cell-style-name="ce181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7" table:default-cell-style-name="ce158"/>
        <table:table-column table:style-name="co38" table:default-cell-style-name="ce158"/>
        <table:table-column table:style-name="co39" table:default-cell-style-name="ce158"/>
        <table:table-column table:style-name="co40" table:default-cell-style-name="ce158"/>
        <table:table-row table:style-name="ro3">
          <table:table-cell table:style-name="Default"/>
          <table:table-cell table:style-name="ce291" office:value-type="float" office:value="4.81" calcext:value-type="float">
            <text:p>4,8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ŞUBA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3])" office:value-type="float" office:value="10567.09" calcext:value-type="float">
            <text:p>10.567,09</text:p>
          </table:table-cell>
          <table:table-cell table:style-name="ce203" table:formula="of:=SUM([.E5:.E63])" office:value-type="float" office:value="-21938.15" calcext:value-type="float">
            <text:p>-21.938,15</text:p>
          </table:table-cell>
          <table:table-cell table:style-name="ce203" table:formula="of:=SUM([.F5:.F63])" office:value-type="float" office:value="11567.09" calcext:value-type="float">
            <text:p>11.567,09</text:p>
          </table:table-cell>
          <table:table-cell table:style-name="ce203" table:formula="of:=SUM([.G5:.G63])" office:value-type="float" office:value="-21938.15" calcext:value-type="float">
            <text:p>-21.938,15</text:p>
          </table:table-cell>
          <table:table-cell table:style-name="ce203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style-name="ce265"/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5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5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5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<text:span text:style-name="T14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87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92" office:value-type="string" calcext:value-type="string">
            <text:p>4876 KK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lmer bilgisayar</text:p>
          </table:table-cell>
          <table:table-cell table:style-name="ce198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nggood lcd controller</text:p>
          </table:table-cell>
          <table:table-cell table:style-name="ce198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04"/>
          <table:table-cell table:style-name="ce269" table:number-columns-repeated="2"/>
          <table:table-cell/>
        </table:table-row>
      </table:table>
      <table:table table:name="03" table:style-name="ta1">
        <table:table-column table:style-name="co41" table:default-cell-style-name="ce181"/>
        <table:table-column table:style-name="co42" table:default-cell-style-name="Default"/>
        <table:table-column table:style-name="co17" table:default-cell-style-name="Default"/>
        <table:table-column table:style-name="co43" table:default-cell-style-name="ce158"/>
        <table:table-column table:style-name="co44" table:default-cell-style-name="ce158"/>
        <table:table-column table:style-name="co43" table:default-cell-style-name="ce158"/>
        <table:table-column table:style-name="co44" table:number-columns-repeated="2" table:default-cell-style-name="ce158"/>
        <table:table-column table:style-name="co14" table:default-cell-style-name="Default"/>
        <table:table-row table:style-name="ro3">
          <table:table-cell table:style-name="Default"/>
          <table:table-cell table:style-name="ce291" office:value-type="float" office:value="5.46" calcext:value-type="float">
            <text:p>5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3" office:value-type="string" calcext:value-type="string">
            <text:p>- MAR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1])" office:value-type="float" office:value="36859.61" calcext:value-type="float">
            <text:p>36.859,61</text:p>
          </table:table-cell>
          <table:table-cell table:style-name="ce203" table:formula="of:=SUM([.E5:.E61])" office:value-type="float" office:value="-30109.3" calcext:value-type="float">
            <text:p>-30.109,30</text:p>
          </table:table-cell>
          <table:table-cell table:style-name="ce203" table:formula="of:=SUM([.F5:.F61])" office:value-type="float" office:value="35859.61" calcext:value-type="float">
            <text:p>35.859,61</text:p>
          </table:table-cell>
          <table:table-cell table:style-name="ce203" table:formula="of:=SUM([.G5:.G61])" office:value-type="float" office:value="-30109.3" calcext:value-type="float">
            <text:p>-30.109,30</text:p>
          </table:table-cell>
          <table:table-cell table:style-name="ce20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269" table:number-columns-repeated="3"/>
          <table:table-cell/>
          <table:table-cell table:style-name="ce180"/>
        </table:table-row>
        <table:table-row table:style-name="ro3">
          <table:table-cell/>
          <table:table-cell table:style-name="ce180" table:number-columns-repeated="3"/>
          <table:table-cell table:style-name="ce269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8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167" calcext:value-type="float">
            <text:p>-167,00</text:p>
          </table:table-cell>
          <table:table-cell table:style-name="ce269"/>
          <table:table-cell table:style-name="ce269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80"/>
        </table:table-row>
        <table:table-row table:style-name="ro3">
          <table:table-cell/>
          <table:table-cell table:style-name="ce187" office:value-type="string" calcext:value-type="string">
            <text:p><text:span text:style-name="T14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428" calcext:value-type="float">
            <text:p>-428,00</text:p>
          </table:table-cell>
          <table:table-cell table:style-name="ce269"/>
          <table:table-cell table:style-name="ce269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80"/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04" office:value-type="float" office:value="-50" calcext:value-type="float">
            <text:p>-50,00</text:p>
          </table:table-cell>
          <table:table-cell table:style-name="ce269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daü yasemin 21-22 <text:s/>bahar okul ücreti</text:p>
          </table:table-cell>
          <table:table-cell table:style-name="ce198" table:number-columns-repeated="2"/>
          <table:table-cell table:style-name="ce204" office:value-type="float" office:value="-21510.75" calcext:value-type="float">
            <text:p>-21.510,75</text:p>
          </table:table-cell>
          <table:table-cell table:style-name="ce269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06 yb 1397 1. taksit</text:p>
          </table:table-cell>
          <table:table-cell table:style-name="ce198" table:number-columns-repeated="2"/>
          <table:table-cell table:style-name="ce204" office:value-type="float" office:value="-169" calcext:value-type="float">
            <text:p>-169,00</text:p>
          </table:table-cell>
          <table:table-cell table:style-name="ce269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92" office:value-type="string" calcext:value-type="string">
            <text:p>4876 KK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204"/>
          <table:table-cell table:style-name="ce269"/>
          <table:table-cell table:style-name="ce269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5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5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5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5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181"/>
        <table:table-column table:style-name="co15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table:style-name="Default"/>
          <table:table-cell table:style-name="ce291" office:value-type="float" office:value="7.25" calcext:value-type="float">
            <text:p>7,2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NİS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6])" office:value-type="float" office:value="15937.59" calcext:value-type="float">
            <text:p>15.937,59</text:p>
          </table:table-cell>
          <table:table-cell table:style-name="ce203" table:formula="of:=SUM([.E5:.E66])" office:value-type="float" office:value="-11790.68" calcext:value-type="float">
            <text:p>-11.790,68</text:p>
          </table:table-cell>
          <table:table-cell table:style-name="ce203" table:formula="of:=SUM([.F5:.F66])" office:value-type="float" office:value="17940.28" calcext:value-type="float">
            <text:p>17.940,28</text:p>
          </table:table-cell>
          <table:table-cell table:style-name="ce203" table:formula="of:=SUM([.G5:.G66])" office:value-type="float" office:value="-11140.68" calcext:value-type="float">
            <text:p>-11.140,68</text:p>
          </table:table-cell>
          <table:table-cell table:style-name="ce203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8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383.8" calcext:value-type="float">
            <text:p>-383,80</text:p>
          </table:table-cell>
          <table:table-cell table:style-name="ce269"/>
          <table:table-cell table:style-name="ce204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<text:span text:style-name="T14">8222520300</text:span> /CK ÇEPESAŞ/FATURA</text:p>
          </table:table-cell>
          <table:table-cell table:style-name="ce187" table:number-columns-repeated="2"/>
          <table:table-cell table:style-name="ce204" office:value-type="float" office:value="-171.6" calcext:value-type="float">
            <text:p>-171,60</text:p>
          </table:table-cell>
          <table:table-cell table:style-name="ce269"/>
          <table:table-cell table:style-name="ce204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Default"/>
          <table:table-cell table:style-name="ce269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04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04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4" office:value-type="string" calcext:value-type="string">
            <text:p>06 yb 1397 2. taksit</text:p>
          </table:table-cell>
          <table:table-cell table:style-name="ce294" table:number-columns-repeated="2"/>
          <table:table-cell table:style-name="ce298" office:value-type="float" office:value="-169" calcext:value-type="float">
            <text:p>-169,00</text:p>
          </table:table-cell>
          <table:table-cell table:style-name="ce300"/>
          <table:table-cell table:style-name="ce301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HAS KOMP ÇORUM</text:p>
          </table:table-cell>
          <table:table-cell table:style-name="ce198" table:number-columns-repeated="2"/>
          <table:table-cell table:style-name="ce204" office:value-type="float" office:value="-3270" calcext:value-type="float">
            <text:p>-3.270,00</text:p>
          </table:table-cell>
          <table:table-cell table:style-name="ce269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</text:p>
          </table:table-cell>
          <table:table-cell table:style-name="ce198" table:number-columns-repeated="2"/>
          <table:table-cell table:style-name="ce204" office:value-type="float" office:value="-238" calcext:value-type="float">
            <text:p>-238,00</text:p>
          </table:table-cell>
          <table:table-cell table:style-name="ce269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 bsmv</text:p>
          </table:table-cell>
          <table:table-cell table:style-name="ce198" table:number-columns-repeated="2"/>
          <table:table-cell table:style-name="ce204" office:value-type="float" office:value="-11.9" calcext:value-type="float">
            <text:p>-11,90</text:p>
          </table:table-cell>
          <table:table-cell table:style-name="ce269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1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style-name="ce269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gib gov tr kira damga v.</text:p>
          </table:table-cell>
          <table:table-cell table:style-name="ce198" table:number-columns-repeated="2"/>
          <table:table-cell table:style-name="ce204" office:value-type="float" office:value="-132.3" calcext:value-type="float">
            <text:p>-132,30</text:p>
          </table:table-cell>
          <table:table-cell table:style-name="ce269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5" office:value-type="string" calcext:value-type="string">
            <text:p>4876 KK</text:p>
          </table:table-cell>
          <table:table-cell table:style-name="ce295" table:number-columns-repeated="2"/>
          <table:table-cell table:style-name="ce299" table:number-columns-repeated="2"/>
          <table:table-cell table:style-name="ce302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5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58" office:value-type="float" office:value="1600" calcext:value-type="float">
            <text:p>1.600,00</text:p>
          </table:table-cell>
          <table:table-cell table:style-name="Default"/>
          <table:table-cell table:style-name="ce28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96" office:value-type="string" calcext:value-type="string">
            <text:p>Doğuş Kira 9/12-2022-23 <text:s text:c="3"/>+2000</text:p>
          </table:table-cell>
          <table:table-cell table:style-name="ce297"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58"/>
          <table:table-cell table:style-name="Default"/>
          <table:table-cell table:style-name="ce28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office:value-type="string" calcext:value-type="string">
            <text:p>tüfe</text:p>
          </table:table-cell>
          <table:table-cell table:style-name="ce291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MAYI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32])" office:value-type="float" office:value="11328.34" calcext:value-type="float">
            <text:p>11.328,34</text:p>
          </table:table-cell>
          <table:table-cell table:style-name="ce203" table:formula="of:=SUM([.E4:.E68])" office:value-type="float" office:value="-7712.66" calcext:value-type="float">
            <text:p>-7.712,66</text:p>
          </table:table-cell>
          <table:table-cell table:style-name="ce203" table:formula="of:=SUM([.F4:.F65])" office:value-type="float" office:value="9522.37" calcext:value-type="float">
            <text:p>9.522,37</text:p>
          </table:table-cell>
          <table:table-cell table:style-name="ce203" table:formula="of:=SUM([.G4:.G65])" office:value-type="float" office:value="-7722.66" calcext:value-type="float">
            <text:p>-7.722,66</text:p>
          </table:table-cell>
          <table:table-cell table:style-name="ce203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65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81" office:value-type="date" office:date-value="2022-05-10" calcext:value-type="date">
            <text:p>10.05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197.1" calcext:value-type="float">
            <text:p>-197,10</text:p>
          </table:table-cell>
          <table:table-cell table:style-name="ce204"/>
          <table:table-cell table:style-name="ce204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<text:span text:style-name="T14">8222520300</text:span> /CK ÇEPESAŞ/FATURA</text:p>
          </table:table-cell>
          <table:table-cell table:style-name="ce187" table:number-columns-repeated="2"/>
          <table:table-cell table:style-name="ce204" office:value-type="float" office:value="-365.7" calcext:value-type="float">
            <text:p>-365,70</text:p>
          </table:table-cell>
          <table:table-cell table:style-name="ce204"/>
          <table:table-cell table:style-name="ce204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4" office:value-type="string" calcext:value-type="string">
            <text:p>audi benzin</text:p>
          </table:table-cell>
          <table:table-cell table:style-name="ce304" table:number-columns-repeated="2"/>
          <table:table-cell table:style-name="ce301" office:value-type="float" office:value="-100" calcext:value-type="float">
            <text:p>-100,00</text:p>
          </table:table-cell>
          <table:table-cell table:style-name="ce301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audi benzin 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bahçe su parası</text:p>
          </table:table-cell>
          <table:table-cell table:style-name="ce18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2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295" office:value-type="string" calcext:value-type="string">
            <text:p>4876 KK</text:p>
          </table:table-cell>
          <table:table-cell table:style-name="ce295" table:number-columns-repeated="2"/>
          <table:table-cell table:style-name="ce299"/>
          <table:table-cell table:style-name="ce302"/>
          <table:table-cell table:style-name="ce302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97"/>
          <table:table-cell table:style-name="ce15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03"/>
          <table:table-cell table:style-name="ce305" office:value-type="string" calcext:value-type="string">
            <text:p>SnyF-Kynkçı Merdal 9/12-2022</text:p>
          </table:table-cell>
          <table:table-cell table:style-name="ce305"/>
          <table:table-cell table:style-name="ce306" office:value-type="float" office:value="4000" calcext:value-type="float">
            <text:p>4.000,00</text:p>
          </table:table-cell>
          <table:table-cell table:style-name="ce305"/>
          <table:table-cell table:style-name="ce307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/>
          <table:table-cell table:style-name="ce291" office:value-type="float" office:value="4.95" calcext:value-type="float">
            <text:p>4,9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HAZİR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44])" office:value-type="float" office:value="17837.05" calcext:value-type="float">
            <text:p>17.837,05</text:p>
          </table:table-cell>
          <table:table-cell table:style-name="ce203" table:formula="of:=SUM([.E4:.E80])" office:value-type="float" office:value="-28058.1" calcext:value-type="float">
            <text:p>-28.058,10</text:p>
          </table:table-cell>
          <table:table-cell table:style-name="ce203" table:formula="of:=SUM([.F4:.F77])" office:value-type="float" office:value="16654.19" calcext:value-type="float">
            <text:p>16.654,19</text:p>
          </table:table-cell>
          <table:table-cell table:style-name="ce203" table:formula="of:=SUM([.G4:.G77])" office:value-type="float" office:value="-28058.1" calcext:value-type="float">
            <text:p>-28.058,10</text:p>
          </table:table-cell>
          <table:table-cell table:style-name="ce203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05"/>
          <table:table-cell table:style-name="ce309" office:value-type="string" calcext:value-type="string">
            <text:p>Mesut Elektrik</text:p>
          </table:table-cell>
          <table:table-cell table:style-name="ce309"/>
          <table:table-cell table:style-name="ce309" office:value-type="float" office:value="182.86" calcext:value-type="float">
            <text:p>182,86</text:p>
          </table:table-cell>
          <table:table-cell table:style-name="ce312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10" office:value-type="string" calcext:value-type="string">
            <text:p>9522138254 /CK ÇEPESAŞ/FATURA</text:p>
          </table:table-cell>
          <table:table-cell table:style-name="ce310" table:number-columns-repeated="2"/>
          <table:table-cell table:style-name="ce302" office:value-type="float" office:value="-1317.2" calcext:value-type="float">
            <text:p>-1.317,20</text:p>
          </table:table-cell>
          <table:table-cell table:style-name="ce302"/>
          <table:table-cell table:style-name="ce302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.1" calcext:value-type="float">
            <text:p>-200,10</text:p>
          </table:table-cell>
          <table:table-cell table:style-name="ce269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<text:span text:style-name="T14">8222520300</text:span> /CK ÇEPESAŞ/FATURA</text:p>
          </table:table-cell>
          <table:table-cell table:style-name="ce187" table:number-columns-repeated="2"/>
          <table:table-cell table:style-name="ce204" office:value-type="float" office:value="-395.4" calcext:value-type="float">
            <text:p>-395,40</text:p>
          </table:table-cell>
          <table:table-cell table:style-name="ce269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81" office:value-type="date" office:date-value="2022-06-07" calcext:value-type="date">
            <text:p>07.06.2022</text:p>
          </table:table-cell>
          <table:table-cell table:style-name="ce187" office:value-type="string" calcext:value-type="string">
            <text:p>Yasemin İstanbul Kira</text:p>
          </table:table-cell>
          <table:table-cell table:style-name="ce187" table:number-columns-repeated="2"/>
          <table:table-cell table:style-name="ce269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6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6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6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6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4" office:value-type="string" calcext:value-type="string">
            <text:p>amazon 240gbWd ssd-braun-64gb 3/6</text:p>
          </table:table-cell>
          <table:table-cell table:style-name="ce294" table:number-columns-repeated="2"/>
          <table:table-cell table:style-name="ce298" office:value-type="float" office:value="-177.65" calcext:value-type="float">
            <text:p>-177,65</text:p>
          </table:table-cell>
          <table:table-cell table:style-name="ce301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table:style-name="ce204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<text:s text:c="2"/>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migros şimşek yem</text:p>
          </table:table-cell>
          <table:table-cell table:style-name="ce198" table:number-columns-repeated="2"/>
          <table:table-cell table:style-name="ce204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fide bahçe</text:p>
          </table:table-cell>
          <table:table-cell table:style-name="ce198" table:number-columns-repeated="2"/>
          <table:table-cell table:style-name="ce204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+ gaz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 2240</text:p>
          </table:table-cell>
          <table:table-cell table:style-name="ce198" table:number-columns-repeated="2"/>
          <table:table-cell table:style-name="ce204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295" office:value-type="string" calcext:value-type="string">
            <text:p>4876 KK</text:p>
          </table:table-cell>
          <table:table-cell table:style-name="ce295" table:number-columns-repeated="2"/>
          <table:table-cell table:style-name="ce299"/>
          <table:table-cell table:style-name="ce302"/>
          <table:table-cell table:style-name="ce302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98" office:value-type="string" calcext:value-type="string">
            <text:p>8758480300 çepesaş</text:p>
          </table:table-cell>
          <table:table-cell table:style-name="ce198" table:number-columns-repeated="2"/>
          <table:table-cell table:style-name="ce204" office:value-type="float" office:value="-99.5" calcext:value-type="float">
            <text:p>-99,50</text:p>
          </table:table-cell>
          <table:table-cell/>
          <table:table-cell table:style-name="ce204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81" office:value-type="date" office:date-value="2022-06-17" calcext:value-type="date">
            <text:p>17.06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81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05"/>
          <table:table-cell table:style-name="ce305" office:value-type="string" calcext:value-type="string">
            <text:p>Doğuş Kira 11/12-2022-23</text:p>
          </table:table-cell>
          <table:table-cell table:style-name="ce305"/>
          <table:table-cell table:style-name="ce307" office:value-type="float" office:value="5000" calcext:value-type="float">
            <text:p>5.000,00</text:p>
          </table:table-cell>
          <table:table-cell table:style-name="ce307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74" office:value-type="float" office:value="6597.63" calcext:value-type="float">
            <text:p>6.597,63</text:p>
          </table:table-cell>
          <table:table-cell table:style-name="Default"/>
          <table:table-cell table:style-name="ce153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74"/>
          <table:table-cell table:style-name="Default"/>
          <table:table-cell table:style-name="ce153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08" office:value-type="date" office:date-value="2022-06-20" calcext:value-type="date">
            <text:p>20.06.2022</text:p>
          </table:table-cell>
          <table:table-cell table:style-name="ce296" office:value-type="string" calcext:value-type="string">
            <text:p>SnyF-Kynkçı Merdal 9/12-2022</text:p>
          </table:table-cell>
          <table:table-cell table:style-name="ce296" table:number-columns-repeated="3"/>
          <table:table-cell table:style-name="ce313" office:value-type="float" office:value="4000" calcext:value-type="float">
            <text:p>4.000,00</text:p>
          </table:table-cell>
          <table:table-cell table:style-name="ce296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05"/>
          <table:table-cell table:style-name="ce305" office:value-type="string" calcext:value-type="string">
            <text:p>SnyF-Kynkçı Merdal 10/12-2022</text:p>
          </table:table-cell>
          <table:table-cell table:style-name="ce305"/>
          <table:table-cell table:style-name="ce311" office:value-type="float" office:value="4000" calcext:value-type="float">
            <text:p>4.000,00</text:p>
          </table:table-cell>
          <table:table-cell table:style-name="ce305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1" office:value-type="float" office:value="2.37" calcext:value-type="float">
            <text:p>2,37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TEMMUZ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90])" office:value-type="float" office:value="27131.07" calcext:value-type="float">
            <text:p>27.131,07</text:p>
          </table:table-cell>
          <table:table-cell table:style-name="ce203" table:formula="of:=SUM([.E4:.E90])" office:value-type="float" office:value="-17400.82" calcext:value-type="float">
            <text:p>-17.400,82</text:p>
          </table:table-cell>
          <table:table-cell table:style-name="ce203" table:formula="of:=SUM([.F4:.F87])" office:value-type="float" office:value="16133.3" calcext:value-type="float">
            <text:p>16.133,30</text:p>
          </table:table-cell>
          <table:table-cell table:style-name="ce203" table:formula="of:=SUM([.G4:.G87])" office:value-type="float" office:value="-20600.82" calcext:value-type="float">
            <text:p>-20.600,82</text:p>
          </table:table-cell>
          <table:table-cell table:style-name="ce203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158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5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5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58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81" office:value-type="date" office:date-value="2022-07-13" calcext:value-type="date">
            <text:p>13.07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158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19" calcext:value-type="float">
            <text:p>-219,00</text:p>
          </table:table-cell>
          <table:table-cell table:style-name="ce269"/>
          <table:table-cell table:style-name="ce204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<text:span text:style-name="T14">8222520300</text:span> /CK ÇEPESAŞ/FATURA</text:p>
          </table:table-cell>
          <table:table-cell table:style-name="ce187" table:number-columns-repeated="2"/>
          <table:table-cell office:value-type="float" office:value="-438.6" calcext:value-type="float">
            <text:p>-438,60</text:p>
          </table:table-cell>
          <table:table-cell table:style-name="ce269"/>
          <table:table-cell table:style-name="ce204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/>
          <table:table-cell table:style-name="ce269"/>
          <table:table-cell table:style-name="ce204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87" office:value-type="string" calcext:value-type="string">
            <text:p>ziraat pervine havale kredi için</text:p>
          </table:table-cell>
          <table:table-cell table:style-name="ce187" table:number-columns-repeated="2"/>
          <table:table-cell/>
          <table:table-cell table:style-name="ce269"/>
          <table:table-cell table:style-name="ce204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53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number-columns-repeated="3"/>
          <table:table-cell table:style-name="Default"/>
          <table:table-cell table:style-name="ce153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58" office:value-type="float" office:value="-4.89" calcext:value-type="float">
            <text:p>-4,89</text:p>
          </table:table-cell>
          <table:table-cell table:style-name="ce153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Adem Özen Kira Ödemesi 2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MarRyl Aidat 2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4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</text:p>
          </table:table-cell>
          <table:table-cell table:style-name="ce198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istanbulkart</text:p>
          </table:table-cell>
          <table:table-cell table:style-name="ce198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yakkabı dechatlon ½</text:p>
          </table:table-cell>
          <table:table-cell table:style-name="ce198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kamil bebek</text:p>
          </table:table-cell>
          <table:table-cell table:style-name="ce198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 eskişehir tokat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sen yıl petrol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101 merdiven</text:p>
          </table:table-cell>
          <table:table-cell table:style-name="ce198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</text:p>
          </table:table-cell>
          <table:table-cell table:style-name="ce1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88" office:value-type="string" calcext:value-type="string">
            <text:p>merdiven alüminyum motorcu ibo iade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86"/>
          <table:table-cell table:style-name="ce204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81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86"/>
          <table:table-cell table:style-name="ce204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office:value-type="string" calcext:value-type="string">
            <text:p>maaş bayramlık</text:p>
          </table:table-cell>
          <table:table-cell table:style-name="ce188"/>
          <table:table-cell table:style-name="ce241" office:value-type="float" office:value="1100" calcext:value-type="float">
            <text:p>1.100,00</text:p>
          </table:table-cell>
          <table:table-cell table:style-name="ce158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08" office:value-type="date" office:date-value="2022-07-05" calcext:value-type="date">
            <text:p>05.07.2022</text:p>
          </table:table-cell>
          <table:table-cell table:style-name="ce296" office:value-type="string" calcext:value-type="string">
            <text:p>Doğuş Kira 11/12-2022-23 <text:span text:style-name="T17">BANKADAN</text:span></text:p>
          </table:table-cell>
          <table:table-cell table:style-name="ce296"/>
          <table:table-cell table:style-name="ce315" office:value-type="float" office:value="4000" calcext:value-type="float">
            <text:p>4.000,00</text:p>
          </table:table-cell>
          <table:table-cell table:style-name="ce296"/>
          <table:table-cell table:style-name="ce313" office:value-type="float" office:value="4000" calcext:value-type="float">
            <text:p>4.000,00</text:p>
          </table:table-cell>
          <table:table-cell table:style-name="ce284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84"/>
          <table:table-cell table:style-name="ce314" office:value-type="string" calcext:value-type="string">
            <text:p>Doğuş Kira 11/12-2022-23 kalan bakiye</text:p>
          </table:table-cell>
          <table:table-cell table:style-name="ce314"/>
          <table:table-cell table:style-name="ce316" office:value-type="float" office:value="1000" calcext:value-type="float">
            <text:p>1.000,00</text:p>
          </table:table-cell>
          <table:table-cell table:style-name="ce314"/>
          <table:table-cell table:style-name="ce319"/>
          <table:table-cell table:style-name="ce320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69" office:value-type="float" office:value="5000" calcext:value-type="float">
            <text:p>5.000,00</text:p>
          </table:table-cell>
          <table:table-cell table:style-name="ce158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ce158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05"/>
          <table:table-cell table:style-name="ce305" office:value-type="string" calcext:value-type="string">
            <text:p>SnyF-Kynkçı Merdal elektrik</text:p>
          </table:table-cell>
          <table:table-cell table:style-name="ce305"/>
          <table:table-cell table:style-name="ce317" office:value-type="float" office:value="445.63" calcext:value-type="float">
            <text:p>445,63</text:p>
          </table:table-cell>
          <table:table-cell table:style-name="ce307"/>
          <table:table-cell table:style-name="ce305"/>
          <table:table-cell table:style-name="ce307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05" office:value-type="string" calcext:value-type="string">
            <text:p>SnyF-Kynkçı Merdal 10/12-2022</text:p>
          </table:table-cell>
          <table:table-cell table:style-name="ce305"/>
          <table:table-cell table:style-name="ce318" office:value-type="float" office:value="4000" calcext:value-type="float">
            <text:p>4.000,00</text:p>
          </table:table-cell>
          <table:table-cell table:style-name="ce314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14" table:number-columns-repeated="2" table:default-cell-style-name="ce180"/>
        <table:table-column table:style-name="co14" table:number-columns-repeated="3" table:default-cell-style-name="ce158"/>
        <table:table-row table:style-name="ro3">
          <table:table-cell/>
          <table:table-cell table:style-name="ce291" office:value-type="float" office:value="1.46" calcext:value-type="float">
            <text:p>1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ĞUSTO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34617.91" calcext:value-type="float">
            <text:p>34.617,91</text:p>
          </table:table-cell>
          <table:table-cell table:style-name="ce203" table:formula="of:=SUM([.E4:.E84])" office:value-type="float" office:value="-11695.35" calcext:value-type="float">
            <text:p>-11.695,35</text:p>
          </table:table-cell>
          <table:table-cell table:style-name="ce203" table:formula="of:=SUM([.F4:.F81])" office:value-type="float" office:value="102061.66" calcext:value-type="float">
            <text:p>102.061,66</text:p>
          </table:table-cell>
          <table:table-cell table:style-name="ce203" table:formula="of:=SUM([.G4:.G81])" office:value-type="float" office:value="-33894.33" calcext:value-type="float">
            <text:p>-33.894,33</text:p>
          </table:table-cell>
          <table:table-cell table:style-name="ce203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58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58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58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58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 table:style-name="ce324"/>
          <table:table-cell table:style-name="ce204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4"/>
          <table:table-cell table:style-name="ce269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 table:style-name="ce325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87" office:value-type="string" calcext:value-type="string">
            <text:p><text:span text:style-name="T14">8222520300</text:span> /CK ÇEPESAŞ/FATURA</text:p>
          </table:table-cell>
          <table:table-cell table:style-name="ce187"/>
          <table:table-cell table:style-name="ce325"/>
          <table:table-cell table:style-name="ce204" office:value-type="float" office:value="-400" calcext:value-type="float">
            <text:p>-400,00</text:p>
          </table:table-cell>
          <table:table-cell table:style-name="ce269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table:style-name="ce198" office:value-type="string" calcext:value-type="string">
            <text:p><text:span text:style-name="T14">8758480300  /CK ÇEPESAŞ/FATURA</text:span></text:p>
          </table:table-cell>
          <table:table-cell table:style-name="ce187"/>
          <table:table-cell table:style-name="ce325"/>
          <table:table-cell table:style-name="ce269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Adem Özen Kira Ödemesi 3/12</text:p>
          </table:table-cell>
          <table:table-cell table:style-name="ce187"/>
          <table:table-cell table:style-name="ce325"/>
          <table:table-cell table:style-name="ce204"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MarRyl Aidat 3/12</text:p>
          </table:table-cell>
          <table:table-cell table:style-name="ce187"/>
          <table:table-cell table:style-name="ce325"/>
          <table:table-cell table:style-name="ce204"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4"/>
          <table:table-cell table:style-name="ce269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/>
          <table:table-cell table:style-name="ce324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/>
          <table:table-cell table:style-name="ce324"/>
          <table:table-cell table:style-name="ce204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4"/>
          <table:table-cell table:style-name="ce269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5/6</text:p>
          </table:table-cell>
          <table:table-cell table:style-name="ce198"/>
          <table:table-cell table:style-name="ce199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decathlon ayakkabı</text:p>
          </table:table-cell>
          <table:table-cell table:style-name="ce198"/>
          <table:table-cell table:style-name="ce199"/>
          <table:table-cell table:style-name="ce204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float" office:value="2240" calcext:value-type="float">
            <text:p>2240</text:p>
          </table:table-cell>
          <table:table-cell table:style-name="ce198"/>
          <table:table-cell table:style-name="ce199"/>
          <table:table-cell table:style-name="ce204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81" office:value-type="date" office:date-value="2022-08-04" calcext:value-type="date">
            <text:p>04.08.2022</text:p>
          </table:table-cell>
          <table:table-cell table:style-name="ce198" office:value-type="string" calcext:value-type="string">
            <text:p>4876 KK</text:p>
          </table:table-cell>
          <table:table-cell table:style-name="ce198"/>
          <table:table-cell table:style-name="ce199"/>
          <table:table-cell table:style-name="ce269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81"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yasemin ehliyet</text:p>
          </table:table-cell>
          <table:table-cell table:style-name="ce188"/>
          <table:table-cell table:style-name="ce324"/>
          <table:table-cell table:style-name="ce269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88"/>
          <table:table-cell table:style-name="ce324"/>
          <table:table-cell table:style-name="ce269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241"/>
          <table:table-cell table:style-name="ce269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81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324"/>
          <table:table-cell table:style-name="ce269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E Emre Aktaş kira geri ödemesi</text:p>
          </table:table-cell>
          <table:table-cell table:style-name="ce188"/>
          <table:table-cell table:style-name="ce324"/>
          <table:table-cell table:style-name="ce269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G Metin ÇELİK 31-9-22 – 23</text:p>
          </table:table-cell>
          <table:table-cell table:style-name="ce188"/>
          <table:table-cell table:style-name="ce324"/>
          <table:table-cell table:style-name="ce269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40000 + (8 x 1000) = 48000 TL</text:p>
          </table:table-cell>
          <table:table-cell table:style-name="ce188"/>
          <table:table-cell table:style-name="ce324"/>
          <table:table-cell table:style-name="ce269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/>
          <table:table-cell table:style-name="ce188"/>
          <table:table-cell table:style-name="ce324"/>
          <table:table-cell table:style-name="ce269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04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95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1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2" office:value-type="string" calcext:value-type="string">
            <text:p>Doğuş Kira 11/12-2022-23 kalan bakiye</text:p>
          </table:table-cell>
          <table:table-cell table:style-name="ce322"/>
          <table:table-cell table:style-name="ce326" office:value-type="float" office:value="1000" calcext:value-type="float">
            <text:p>1.000,00</text:p>
          </table:table-cell>
          <table:table-cell table:style-name="ce322"/>
          <table:table-cell table:style-name="ce329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table:style-name="ce296" office:value-type="string" calcext:value-type="string">
            <text:p>Doğuş Kira 12/12-2022-23 BANKADAN</text:p>
          </table:table-cell>
          <table:table-cell table:style-name="ce296" office:value-type="string" calcext:value-type="string">
            <text:p>BH</text:p>
          </table:table-cell>
          <table:table-cell table:style-name="ce315" office:value-type="float" office:value="5000" calcext:value-type="float">
            <text:p>5.000,00</text:p>
          </table:table-cell>
          <table:table-cell table:style-name="ce296"/>
          <table:table-cell table:style-name="ce313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2" office:value-type="string" calcext:value-type="string">
            <text:p>SnyF-Kynkçı Merdal elektrik haziran</text:p>
          </table:table-cell>
          <table:table-cell table:style-name="ce322"/>
          <table:table-cell table:style-name="ce327"/>
          <table:table-cell table:style-name="ce322"/>
          <table:table-cell table:style-name="ce322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3" office:value-type="string" calcext:value-type="string">
            <text:p>SnyF-Kynkçı Merdal 10/12-2022</text:p>
          </table:table-cell>
          <table:table-cell table:style-name="ce323"/>
          <table:table-cell table:style-name="ce328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3" office:value-type="string" calcext:value-type="string">
            <text:p>SnyF-Kynkçı Merdal 11/12-2022</text:p>
          </table:table-cell>
          <table:table-cell table:style-name="ce323"/>
          <table:table-cell table:style-name="ce32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1" office:value-type="float" office:value="3.08" calcext:value-type="float">
            <text:p>3,08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YLÜL 2022</text:p>
          </table:table-cell>
          <table:table-cell table:style-name="ce331"/>
          <table:table-cell table:style-name="ce200" office:value-type="string" calcext:value-type="string">
            <text:p>TOPLAM</text:p>
          </table:table-cell>
          <table:table-cell table:style-name="ce203" table:formula="of:=SUM([.D5:.D42])" office:value-type="float" office:value="66162.31" calcext:value-type="float">
            <text:p>66.162,31</text:p>
          </table:table-cell>
          <table:table-cell table:style-name="ce203" table:formula="of:=SUM([.E5:.E69])" office:value-type="float" office:value="-61978.72" calcext:value-type="float">
            <text:p>-61.978,72</text:p>
          </table:table-cell>
          <table:table-cell table:style-name="ce203" table:formula="of:=SUM([.F5:.F66])" office:value-type="float" office:value="9260.5" calcext:value-type="float">
            <text:p>9.260,50</text:p>
          </table:table-cell>
          <table:table-cell table:style-name="ce203" table:formula="of:=SUM([.G5:.G66])" office:value-type="float" office:value="-25729.24" calcext:value-type="float">
            <text:p>-25.729,24</text:p>
          </table:table-cell>
          <table:table-cell table:style-name="ce203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58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58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8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 table:style-name="ce269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<text:span text:style-name="T14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ce269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81" office:value-type="date" office:date-value="2022-09-03" calcext:value-type="date">
            <text:p>03.09.2022</text:p>
          </table:table-cell>
          <table:table-cell table:style-name="ce187" office:value-type="string" calcext:value-type="string">
            <text:p>nakit istanbul</text:p>
          </table:table-cell>
          <table:table-cell table:style-name="ce187" table:number-columns-repeated="2"/>
          <table:table-cell/>
          <table:table-cell table:style-name="ce269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81" office:value-type="date" office:date-value="2022-09-12" calcext:value-type="date">
            <text:p>12.09.2022</text:p>
          </table:table-cell>
          <table:table-cell table:style-name="ce187" office:value-type="string" calcext:value-type="string">
            <text:p>Adem Özen Kira Ödemesi 4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MarRyl Aidat 4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string" calcext:value-type="string">
            <text:p>amazon 240gbWd ssd-braun-64gb 6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toyota trafik cezası</text:p>
          </table:table-cell>
          <table:table-cell table:style-name="ce198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mtv taksit 1/3</text:p>
          </table:table-cell>
          <table:table-cell table:style-name="ce19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0" calcext:value-type="date">
            <text:p>10.08.2022</text:p>
          </table:table-cell>
          <table:table-cell table:style-name="ce198" office:value-type="string" calcext:value-type="string">
            <text:p>akgünler deniz otobüs bileti girne -taşucu</text:p>
          </table:table-cell>
          <table:table-cell table:style-name="ce198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4" calcext:value-type="date">
            <text:p>14.08.2022</text:p>
          </table:table-cell>
          <table:table-cell table:style-name="ce198" office:value-type="string" calcext:value-type="string">
            <text:p>toros benzin taşucu-tokat</text:p>
          </table:table-cell>
          <table:table-cell table:style-name="ce198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float" office:value="2240" calcext:value-type="float">
            <text:p>2240</text:p>
          </table:table-cell>
          <table:table-cell table:style-name="ce198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8" office:value-type="string" calcext:value-type="string">
            <text:p>Carraro 327 bisiklet</text:p>
          </table:table-cell>
          <table:table-cell table:style-name="ce198" office:value-type="string" calcext:value-type="string">
            <text:p>bh</text:p>
          </table:table-cell>
          <table:table-cell table:style-name="ce198"/>
          <table:table-cell table:style-name="ce269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58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58"/>
          <table:table-cell table:style-name="ce269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53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09" office:value-type="float" office:value="1200" calcext:value-type="float">
            <text:p>1.200,00</text:p>
          </table:table-cell>
          <table:table-cell table:style-name="Default"/>
          <table:table-cell table:style-name="ce153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09" office:value-type="float" office:value="54000" calcext:value-type="float">
            <text:p>54.000,00</text:p>
          </table:table-cell>
          <table:table-cell table:style-name="Default"/>
          <table:table-cell table:style-name="ce153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 office:value-type="string" calcext:value-type="string">
            <text:p>Doğuş Kira 2/12-2023-24– 30-09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/>
          <table:table-cell/>
          <table:table-cell table:style-name="ce195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14" office:value-type="string" calcext:value-type="string">
            <text:p>Lise Arkası Kira ++++++++++++++++</text:p>
          </table:table-cell>
          <table:table-cell table:style-name="ce314"/>
          <table:table-cell table:style-name="ce31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30" office:value-type="date" office:date-value="2022-08-30" calcext:value-type="date">
            <text:p>30.08.2022</text:p>
          </table:table-cell>
          <table:table-cell table:style-name="ce323" office:value-type="string" calcext:value-type="string">
            <text:p>SnyF-Kynkçı Merdal 12/12-2022-23</text:p>
          </table:table-cell>
          <table:table-cell table:style-name="ce323"/>
          <table:table-cell table:style-name="ce32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30" office:value-type="date" office:date-value="2022-07-30" calcext:value-type="date">
            <text:p>30.07.2022</text:p>
          </table:table-cell>
          <table:table-cell table:style-name="ce323" office:value-type="string" calcext:value-type="string">
            <text:p>SnyF-Kynkçı Merdal 11/12-2022</text:p>
          </table:table-cell>
          <table:table-cell table:style-name="ce323"/>
          <table:table-cell table:style-name="ce32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30" office:value-type="date" office:date-value="2022-06-30" calcext:value-type="date">
            <text:p>30.06.2022</text:p>
          </table:table-cell>
          <table:table-cell table:style-name="ce323" office:value-type="string" calcext:value-type="string">
            <text:p>SnyF-Kynkçı Merdal 10/12-2022</text:p>
          </table:table-cell>
          <table:table-cell table:style-name="ce323"/>
          <table:table-cell table:style-name="ce328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181"/>
        <table:table-column table:style-name="co15" table:default-cell-style-name="Default"/>
        <table:table-column table:style-name="co47" table:default-cell-style-name="Default"/>
        <table:table-column table:style-name="co14" table:default-cell-style-name="ce198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 table:style-name="Default"/>
          <table:table-cell table:style-name="ce291" office:value-type="float" office:value="3.54" calcext:value-type="float">
            <text:p>3,54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Kİ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78])" office:value-type="float" office:value="23872.2" calcext:value-type="float">
            <text:p>23.872,20</text:p>
          </table:table-cell>
          <table:table-cell table:style-name="ce203" table:formula="of:=SUM([.E4:.E107])" office:value-type="float" office:value="-34541.12" calcext:value-type="float">
            <text:p>-34.541,12</text:p>
          </table:table-cell>
          <table:table-cell table:style-name="ce203" table:formula="of:=SUM([.F4:.F104])" office:value-type="float" office:value="79418.41" calcext:value-type="float">
            <text:p>79.418,41</text:p>
          </table:table-cell>
          <table:table-cell table:style-name="ce203" table:formula="of:=SUM([.G4:.G104])" office:value-type="float" office:value="-90424.32" calcext:value-type="float">
            <text:p>-90.424,32</text:p>
          </table:table-cell>
          <table:table-cell table:style-name="ce203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26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933.39" calcext:value-type="float">
            <text:p>933,39</text:p>
          </table:table-cell>
          <table:table-cell table:style-name="ce158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99.8" calcext:value-type="float">
            <text:p>99,80</text:p>
          </table:table-cell>
          <table:table-cell table:style-name="ce158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09" office:value-type="float" office:value="846.7" calcext:value-type="float">
            <text:p>846,70</text:p>
          </table:table-cell>
          <table:table-cell table:style-name="ce158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53" office:value-type="float" office:value="445.75" calcext:value-type="float">
            <text:p>445,75</text:p>
          </table:table-cell>
          <table:table-cell table:style-name="ce158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53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3" office:value-type="float" office:value="202.91" calcext:value-type="float">
            <text:p>202,91</text:p>
          </table:table-cell>
          <table:table-cell table:style-name="ce158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04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<text:span text:style-name="T14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87" office:value-type="string" calcext:value-type="string">
            <text:p>8758480300 ck bahçe</text:p>
          </table:table-cell>
          <table:table-cell table:style-name="ce187" table:number-columns-repeated="2"/>
          <table:table-cell table:style-name="ce269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7" office:value-type="string" calcext:value-type="string">
            <text:p>Adem Özen Kira Ödemesi 5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MarRyl Aidat 5/12</text:p>
          </table:table-cell>
          <table:table-cell table:style-name="ce187" table:number-columns-repeated="2"/>
          <table:table-cell office:value-type="float" office:value="-496.5" calcext:value-type="float">
            <text:p>-496,50</text:p>
          </table:table-cell>
          <table:table-cell table:style-name="ce269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Mtv 2/3</text:p>
          </table:table-cell>
          <table:table-cell table:style-name="ce18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88" office:value-type="string" calcext:value-type="string">
            <text:p>toyota gaz tokat</text:p>
          </table:table-cell>
          <table:table-cell table:style-name="ce18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tosya</text:p>
          </table:table-cell>
          <table:table-cell table:style-name="ce18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benzin bolu</text:p>
          </table:table-cell>
          <table:table-cell table:style-name="ce18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bolu yemek hanzade</text:p>
          </table:table-cell>
          <table:table-cell table:style-name="ce18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bolu</text:p>
          </table:table-cell>
          <table:table-cell table:style-name="ce18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toyota gaz istanbul</text:p>
          </table:table-cell>
          <table:table-cell table:style-name="ce18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ikea <text:s/></text:p>
          </table:table-cell>
          <table:table-cell table:style-name="ce18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yemek</text:p>
          </table:table-cell>
          <table:table-cell table:style-name="ce18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ikea masa 1/6</text:p>
          </table:table-cell>
          <table:table-cell table:style-name="ce198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koçtaş dolap ½</text:p>
          </table:table-cell>
          <table:table-cell table:style-name="ce198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8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buji</text:p>
          </table:table-cell>
          <table:table-cell table:style-name="ce198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rotil</text:p>
          </table:table-cell>
          <table:table-cell table:style-name="ce198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hummel ayakkabı 4 adet</text:p>
          </table:table-cell>
          <table:table-cell table:style-name="ce198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tavuk dünyası</text:p>
          </table:table-cell>
          <table:table-cell table:style-name="ce198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istanbul</text:p>
          </table:table-cell>
          <table:table-cell table:style-name="ce198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koçtaş pervane 1/6</text:p>
          </table:table-cell>
          <table:table-cell table:style-name="ce198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bolu yemek</text:p>
          </table:table-cell>
          <table:table-cell table:style-name="ce198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bolu</text:p>
          </table:table-cell>
          <table:table-cell table:style-name="ce198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pirinç</text:p>
          </table:table-cell>
          <table:table-cell table:style-name="ce198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osmancık yolcu leblebi pirinç</text:p>
          </table:table-cell>
          <table:table-cell table:style-name="ce198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benzin turhal</text:p>
          </table:table-cell>
          <table:table-cell table:style-name="ce198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şenyurt</text:p>
          </table:table-cell>
          <table:table-cell table:style-name="ce198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8" office:value-type="string" calcext:value-type="string">
            <text:p>toyota şanz yağı 3 lt</text:p>
          </table:table-cell>
          <table:table-cell table:style-name="ce198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8" office:value-type="string" calcext:value-type="string">
            <text:p>alçıpan</text:p>
          </table:table-cell>
          <table:table-cell table:style-name="ce198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8" office:value-type="string" calcext:value-type="string">
            <text:p>4876 KK 9324,32</text:p>
          </table:table-cell>
          <table:table-cell table:style-name="ce198"/>
          <table:table-cell/>
          <table:table-cell table:style-name="ce269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6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6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16">snyA </text:span>banka havale</text:p>
          </table:table-cell>
          <table:table-cell/>
          <table:table-cell table:style-name="ce286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6">snyA </text:span>nakit</text:p>
          </table:table-cell>
          <table:table-cell/>
          <table:table-cell table:style-name="ce18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8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800004222959 /TOKATAMASY/FATURA</text:p>
          </table:table-cell>
          <table:table-cell table:style-name="ce188" table:number-columns-repeated="2"/>
          <table:table-cell table:style-name="ce269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style-name="ce324"/>
          <table:table-cell table:style-name="ce269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3.65" calcext:value-type="currency">
            <text:p>₺4.293,65</text:p>
          </table:table-cell>
          <table:table-cell table:style-name="ce180"/>
          <table:table-cell table:style-name="ce205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18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18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18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196"/>
          <table:table-cell table:style-name="ce18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69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32" office:value-type="string" calcext:value-type="string">
            <text:p>Lise Arkası Kira ++++++++++++++++</text:p>
          </table:table-cell>
          <table:table-cell table:style-name="ce332"/>
          <table:table-cell table:style-name="ce333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32" office:value-type="string" calcext:value-type="string">
            <text:p>selanik hesabına aktarılan</text:p>
          </table:table-cell>
          <table:table-cell table:style-name="ce332"/>
          <table:table-cell table:style-name="ce333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40" table:number-columns-repeated="2"/>
          <table:table-cell table:style-name="ce177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0"/>
          <table:table-cell table:style-name="ce323" table:number-columns-repeated="2"/>
          <table:table-cell table:style-name="ce32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0" office:value-type="date" office:date-value="2022-08-30" calcext:value-type="date">
            <text:p>30.08.2022</text:p>
          </table:table-cell>
          <table:table-cell table:style-name="ce323" office:value-type="string" calcext:value-type="string">
            <text:p>SnyF-Kynkçı Merdal 12/12-2022-23</text:p>
          </table:table-cell>
          <table:table-cell table:style-name="ce323"/>
          <table:table-cell table:style-name="ce328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0" office:value-type="date" office:date-value="2022-07-30" calcext:value-type="date">
            <text:p>30.07.2022</text:p>
          </table:table-cell>
          <table:table-cell table:style-name="ce323" office:value-type="string" calcext:value-type="string">
            <text:p>SnyF-Kynkçı Merdal 11/12-2022</text:p>
          </table:table-cell>
          <table:table-cell table:style-name="ce323"/>
          <table:table-cell table:style-name="ce328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0" office:value-type="date" office:date-value="2022-06-30" calcext:value-type="date">
            <text:p>30.06.2022</text:p>
          </table:table-cell>
          <table:table-cell table:style-name="ce323" office:value-type="string" calcext:value-type="string">
            <text:p>SnyF-Kynkçı Merdal 10/12-2022</text:p>
          </table:table-cell>
          <table:table-cell table:style-name="ce323"/>
          <table:table-cell table:style-name="ce328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181"/>
        <table:table-column table:style-name="co15" table:default-cell-style-name="Default"/>
        <table:table-column table:style-name="co46" table:default-cell-style-name="Default"/>
        <table:table-column table:style-name="co14" table:default-cell-style-name="ce336"/>
        <table:table-column table:style-name="co14" table:default-cell-style-name="ce205"/>
        <table:table-column table:style-name="co14" table:number-columns-repeated="2" table:default-cell-style-name="ce335"/>
        <table:table-column table:style-name="co14" table:default-cell-style-name="ce158"/>
        <table:table-row table:style-name="ro3">
          <table:table-cell table:style-name="Default"/>
          <table:table-cell table:style-name="ce291" office:value-type="float" office:value="5" calcext:value-type="float">
            <text:p>5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KASI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179191.62" calcext:value-type="float">
            <text:p>179.191,62</text:p>
          </table:table-cell>
          <table:table-cell table:style-name="ce203" table:formula="of:=SUM([.E4:.E73])" office:value-type="float" office:value="-14175.82" calcext:value-type="float">
            <text:p>-14.175,82</text:p>
          </table:table-cell>
          <table:table-cell table:style-name="ce203" table:formula="of:=SUM([.F4:.F71])" office:value-type="float" office:value="178439.6" calcext:value-type="float">
            <text:p>178.439,60</text:p>
          </table:table-cell>
          <table:table-cell table:style-name="ce203" table:formula="of:=SUM([.G4:.G71])" office:value-type="float" office:value="-18452.8" calcext:value-type="float">
            <text:p>-18.452,80</text:p>
          </table:table-cell>
          <table:table-cell table:style-name="ce203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ce335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5" table:number-columns-repeated="2"/>
          <table:table-cell table:style-name="ce19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5" office:value-type="currency" office:currency="TRY" office:value="1221.41" calcext:value-type="currency">
            <text:p>₺1.221,41</text:p>
          </table:table-cell>
          <table:table-cell table:style-name="ce335"/>
          <table:table-cell table:style-name="ce205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05" office:value-type="currency" office:currency="TRY" office:value="98.9" calcext:value-type="currency">
            <text:p>₺98,90</text:p>
          </table:table-cell>
          <table:table-cell table:style-name="ce335"/>
          <table:table-cell table:style-name="ce205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196" office:value-type="currency" office:currency="TRY" office:value="200" calcext:value-type="currency">
            <text:p>₺200,00</text:p>
          </table:table-cell>
          <table:table-cell table:style-name="ce335"/>
          <table:table-cell table:style-name="ce205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05" office:value-type="currency" office:currency="TRY" office:value="1182.16" calcext:value-type="currency">
            <text:p>₺1.182,16</text:p>
          </table:table-cell>
          <table:table-cell table:style-name="ce335"/>
          <table:table-cell table:style-name="ce205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05" office:value-type="currency" office:currency="TRY" office:value="289.7" calcext:value-type="currency">
            <text:p>₺289,70</text:p>
          </table:table-cell>
          <table:table-cell/>
          <table:table-cell table:style-name="ce205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05" office:value-type="currency" office:currency="TRY" office:value="200" calcext:value-type="currency">
            <text:p>₺200,00</text:p>
          </table:table-cell>
          <table:table-cell table:style-name="ce335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5" office:value-type="currency" office:currency="TRY" office:value="49.95" calcext:value-type="currency">
            <text:p>₺49,95</text:p>
          </table:table-cell>
          <table:table-cell table:style-name="ce335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5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5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<text:span text:style-name="T14">8222520300</text:span> /CK ÇEPESAŞ/FATURA</text:p>
          </table:table-cell>
          <table:table-cell table:style-name="ce187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87" table:number-columns-repeated="2"/>
          <table:table-cell/>
          <table:table-cell table:style-name="ce196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87" office:value-type="string" calcext:value-type="string">
            <text:p>pervin dil kursu havale</text:p>
          </table:table-cell>
          <table:table-cell table:style-name="ce187"/>
          <table:table-cell/>
          <table:table-cell table:style-name="ce196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pervinden gelen</text:p>
          </table:table-cell>
          <table:table-cell table:style-name="ce188"/>
          <table:table-cell/>
          <table:table-cell table:style-name="ce196"/>
          <table:table-cell table:style-name="ce339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Adem Özen Kira Ödemesi 6/12</text:p>
          </table:table-cell>
          <table:table-cell table:style-name="ce187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196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MarRyl Aidat 6/12</text:p>
          </table:table-cell>
          <table:table-cell table:style-name="ce187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196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88" office:value-type="string" calcext:value-type="string">
            <text:p>Mtv 3/3</text:p>
          </table:table-cell>
          <table:table-cell table:style-name="ce188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koçtaş dolap 2/2</text:p>
          </table:table-cell>
          <table:table-cell table:style-name="ce198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ikea masa 2/6</text:p>
          </table:table-cell>
          <table:table-cell table:style-name="ce198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8" office:value-type="string" calcext:value-type="string">
            <text:p>koçtaş pervane 2/6</text:p>
          </table:table-cell>
          <table:table-cell table:style-name="ce198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5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88" office:value-type="string" calcext:value-type="string">
            <text:p>audi benzin sivas havaalanı</text:p>
          </table:table-cell>
          <table:table-cell table:style-name="ce188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88" office:value-type="string" calcext:value-type="string">
            <text:p>vodafon</text:p>
          </table:table-cell>
          <table:table-cell table:style-name="ce188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8" office:value-type="string" calcext:value-type="string">
            <text:p><text:span text:style-name="T14">4876 KK                 </text:span><text:span text:style-name="T18">-2.528,32</text:span></text:p>
          </table:table-cell>
          <table:table-cell table:style-name="ce198"/>
          <table:table-cell/>
          <table:table-cell table:style-name="ce196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4 /TOKATAMASY/FATURA</text:p>
          </table:table-cell>
          <table:table-cell table:style-name="ce18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9 /TOKATAMASY/FATURA</text:p>
          </table:table-cell>
          <table:table-cell table:style-name="ce188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24" office:value-type="string" calcext:value-type="string">
            <text:p>erenler gıda pide mlzm 11- nkt 1</text:p>
          </table:table-cell>
          <table:table-cell table:style-name="ce188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24" office:value-type="string" calcext:value-type="string">
            <text:p>erenler gıda pide mlzm 11- nkt 2</text:p>
          </table:table-cell>
          <table:table-cell table:style-name="ce188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24" office:value-type="string" calcext:value-type="string">
            <text:p>erenler gıda pide mlzm 11- nkt 3</text:p>
          </table:table-cell>
          <table:table-cell table:style-name="ce188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5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5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5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5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 table:style-name="ce335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335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335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335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196"/>
          <table:table-cell table:style-name="ce335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05" office:value-type="currency" office:currency="TRY" office:value="82000" calcext:value-type="currency">
            <text:p>₺82.000,00</text:p>
          </table:table-cell>
          <table:table-cell table:style-name="ce335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05"/>
          <table:table-cell table:style-name="ce335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05" office:value-type="currency" office:currency="TRY" office:value="84000" calcext:value-type="currency">
            <text:p>₺84.000,00</text:p>
          </table:table-cell>
          <table:table-cell table:style-name="ce335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34" office:value-type="string" calcext:value-type="string">
            <text:p>snyA Ayhan Tüfek 42000-40000</text:p>
          </table:table-cell>
          <table:table-cell table:style-name="ce334"/>
          <table:table-cell table:style-name="ce337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34" office:value-type="string" calcext:value-type="string">
            <text:p>Cihan Elektrik Teminat 1200 – 1/6</text:p>
          </table:table-cell>
          <table:table-cell table:style-name="ce334"/>
          <table:table-cell table:style-name="ce337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30" office:value-type="date" office:date-value="2022-08-30" calcext:value-type="date">
            <text:p>30.08.2022</text:p>
          </table:table-cell>
          <table:table-cell table:style-name="ce323" office:value-type="string" calcext:value-type="string">
            <text:p>SnyF-Kynkçı Merdal 12/12-2022-23</text:p>
          </table:table-cell>
          <table:table-cell table:style-name="ce323"/>
          <table:table-cell table:style-name="ce338"/>
          <table:table-cell table:style-name="Default" table:number-columns-repeated="4"/>
        </table:table-row>
        <table:table-row table:style-name="ro3">
          <table:table-cell table:style-name="ce330" office:value-type="date" office:date-value="2022-07-30" calcext:value-type="date">
            <text:p>30.07.2022</text:p>
          </table:table-cell>
          <table:table-cell table:style-name="ce323" office:value-type="string" calcext:value-type="string">
            <text:p>SnyF-Kynkçı Merdal 11/12-2022</text:p>
          </table:table-cell>
          <table:table-cell table:style-name="ce323"/>
          <table:table-cell table:style-name="ce338"/>
          <table:table-cell table:style-name="Default" table:number-columns-repeated="4"/>
        </table:table-row>
        <table:table-row table:style-name="ro3">
          <table:table-cell table:style-name="ce330" office:value-type="date" office:date-value="2022-06-30" calcext:value-type="date">
            <text:p>30.06.2022</text:p>
          </table:table-cell>
          <table:table-cell table:style-name="ce323" office:value-type="string" calcext:value-type="string">
            <text:p>SnyF-Kynkçı Merdal 10/12-2022</text:p>
          </table:table-cell>
          <table:table-cell table:style-name="ce323"/>
          <table:table-cell table:style-name="ce338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4" table:default-cell-style-name="ce153"/>
        <table:table-column table:style-name="co14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351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RALI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11:.D62])" office:value-type="float" office:value="15475.96" calcext:value-type="float">
            <text:p>15.475,96</text:p>
          </table:table-cell>
          <table:table-cell table:style-name="ce203" table:formula="of:=SUM([.E11:.E94])" office:value-type="float" office:value="-16961.34" calcext:value-type="float">
            <text:p>-16.961,34</text:p>
          </table:table-cell>
          <table:table-cell table:style-name="ce203" table:formula="of:=SUM([.F11:.F92])" office:value-type="float" office:value="22052.39" calcext:value-type="float">
            <text:p>22.052,39</text:p>
          </table:table-cell>
          <table:table-cell table:style-name="ce359" table:formula="of:=SUM([.G11:.G92])" office:value-type="float" office:value="-21692.25" calcext:value-type="float">
            <text:p>-21.692,25</text:p>
          </table:table-cell>
          <table:table-cell table:style-name="ce203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58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<text:span text:style-name="T14">8222520300</text:span> /CK ÇEPESAŞ/FATURA</text:p>
          </table:table-cell>
          <table:table-cell table:style-name="ce187" table:number-columns-repeated="2"/>
          <table:table-cell table:style-name="ce204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58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04"/>
          <table:table-cell table:number-columns-repeated="2"/>
          <table:table-cell table:style-name="ce158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Adem Özen Kira Ödemesi 7/12</text:p>
          </table:table-cell>
          <table:table-cell table:style-name="ce187" table:number-columns-repeated="2"/>
          <table:table-cell table:style-name="ce204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58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MarRyl Aidat 7/12</text:p>
          </table:table-cell>
          <table:table-cell table:style-name="ce187" table:number-columns-repeated="2"/>
          <table:table-cell table:style-name="ce204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58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86"/>
          <table:table-cell table:number-columns-repeated="2"/>
          <table:table-cell table:style-name="ce158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64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86"/>
          <table:table-cell table:style-name="ce204" office:value-type="float" office:value="680" calcext:value-type="float">
            <text:p>680,00</text:p>
          </table:table-cell>
          <table:table-cell/>
          <table:table-cell table:style-name="ce158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04"/>
          <table:table-cell table:style-name="ce158" office:value-type="float" office:value="1400" calcext:value-type="float">
            <text:p>1.400,00</text:p>
          </table:table-cell>
          <table:table-cell/>
          <table:table-cell table:style-name="ce158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04"/>
          <table:table-cell table:style-name="ce158" office:value-type="float" office:value="295" calcext:value-type="float">
            <text:p>295,00</text:p>
          </table:table-cell>
          <table:table-cell/>
          <table:table-cell table:style-name="ce158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 Teminat 1200 – 3/6</text:p>
          </table:table-cell>
          <table:table-cell/>
          <table:table-cell table:style-name="ce286" office:value-type="float" office:value="200" calcext:value-type="float">
            <text:p>200</text:p>
          </table:table-cell>
          <table:table-cell table:style-name="ce204"/>
          <table:table-cell table:style-name="ce346" office:value-type="float" office:value="100" calcext:value-type="float">
            <text:p>100,00</text:p>
          </table:table-cell>
          <table:table-cell/>
          <table:table-cell table:style-name="ce158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04"/>
          <table:table-cell table:style-name="ce158" office:value-type="float" office:value="1680" calcext:value-type="float">
            <text:p>1.680,00</text:p>
          </table:table-cell>
          <table:table-cell/>
          <table:table-cell table:style-name="ce158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86"/>
          <table:table-cell table:style-name="ce158" office:value-type="float" office:value="1080" calcext:value-type="float">
            <text:p>1.080,00</text:p>
          </table:table-cell>
          <table:table-cell/>
          <table:table-cell table:style-name="ce158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 Elektrik Teminat 1200 – 4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 table:style-name="ce204"/>
          <table:table-cell table:style-name="ce158" office:value-type="float" office:value="200" calcext:value-type="float">
            <text:p>200,00</text:p>
          </table:table-cell>
          <table:table-cell/>
          <table:table-cell table:style-name="ce158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Hacı Elektrik</text:p>
          </table:table-cell>
          <table:table-cell table:style-name="ce188"/>
          <table:table-cell table:style-name="ce188" office:value-type="float" office:value="217.89" calcext:value-type="float">
            <text:p>217,89</text:p>
          </table:table-cell>
          <table:table-cell table:style-name="ce204"/>
          <table:table-cell table:style-name="ce158" office:value-type="float" office:value="217.89" calcext:value-type="float">
            <text:p>217,89</text:p>
          </table:table-cell>
          <table:table-cell/>
          <table:table-cell table:style-name="ce158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204" office:value-type="float" office:value="-4516" calcext:value-type="float">
            <text:p>-4.516,00</text:p>
          </table:table-cell>
          <table:table-cell table:style-name="ce158"/>
          <table:table-cell office:value-type="float" office:value="-4516" calcext:value-type="float">
            <text:p>-4.516,00</text:p>
          </table:table-cell>
          <table:table-cell table:style-name="ce158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3/6</text:p>
          </table:table-cell>
          <table:table-cell table:style-name="ce198" table:number-columns-repeated="2"/>
          <table:table-cell table:style-name="ce204" office:value-type="float" office:value="-208.17" calcext:value-type="float">
            <text:p>-208,17</text:p>
          </table:table-cell>
          <table:table-cell table:style-name="ce158"/>
          <table:table-cell/>
          <table:table-cell table:style-name="ce158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3/6</text:p>
          </table:table-cell>
          <table:table-cell table:style-name="ce198" table:number-columns-repeated="2"/>
          <table:table-cell table:style-name="ce204" office:value-type="float" office:value="-151.65" calcext:value-type="float">
            <text:p>-151,65</text:p>
          </table:table-cell>
          <table:table-cell table:style-name="ce158"/>
          <table:table-cell/>
          <table:table-cell table:style-name="ce158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04" office:value-type="float" office:value="-40" calcext:value-type="float">
            <text:p>-40,00</text:p>
          </table:table-cell>
          <table:table-cell table:style-name="ce158"/>
          <table:table-cell/>
          <table:table-cell table:style-name="ce158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3" calcext:value-type="date">
            <text:p>03.11.2022</text:p>
          </table:table-cell>
          <table:table-cell table:style-name="ce324" office:value-type="string" calcext:value-type="string">
            <text:p>erenler gıda pide mlzm 11- işkk 1</text:p>
          </table:table-cell>
          <table:table-cell table:style-name="ce188" table:number-columns-repeated="2"/>
          <table:table-cell table:style-name="ce204" office:value-type="float" office:value="-173.67" calcext:value-type="float">
            <text:p>-173,67</text:p>
          </table:table-cell>
          <table:table-cell table:style-name="ce158"/>
          <table:table-cell/>
          <table:table-cell table:style-name="ce158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5" calcext:value-type="date">
            <text:p>05.11.2022</text:p>
          </table:table-cell>
          <table:table-cell table:style-name="ce188" office:value-type="string" calcext:value-type="string">
            <text:p>mersin rav4 gaz</text:p>
          </table:table-cell>
          <table:table-cell table:style-name="ce188" table:number-columns-repeated="2"/>
          <table:table-cell table:style-name="ce204" office:value-type="float" office:value="-398.07" calcext:value-type="float">
            <text:p>-398,07</text:p>
          </table:table-cell>
          <table:table-cell table:style-name="ce158"/>
          <table:table-cell/>
          <table:table-cell table:style-name="ce158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8" table:number-columns-repeated="2"/>
          <table:table-cell table:style-name="ce204" office:value-type="float" office:value="-1111.11" calcext:value-type="float">
            <text:p>-1.111,11</text:p>
          </table:table-cell>
          <table:table-cell table:style-name="ce158"/>
          <table:table-cell/>
          <table:table-cell table:style-name="ce158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8" table:number-columns-repeated="2"/>
          <table:table-cell table:style-name="ce204"/>
          <table:table-cell table:style-name="ce349" office:value-type="float" office:value="1150" calcext:value-type="float">
            <text:p>1.150,00</text:p>
          </table:table-cell>
          <table:table-cell/>
          <table:table-cell table:style-name="ce158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lc kot – elçilik vatandaşlık</text:p>
          </table:table-cell>
          <table:table-cell table:style-name="ce188" table:number-columns-repeated="2"/>
          <table:table-cell table:style-name="ce204" office:value-type="float" office:value="-279.99" calcext:value-type="float">
            <text:p>-279,99</text:p>
          </table:table-cell>
          <table:table-cell table:style-name="ce158"/>
          <table:table-cell/>
          <table:table-cell table:style-name="ce158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hd isk</text:p>
          </table:table-cell>
          <table:table-cell table:style-name="ce188" table:number-columns-repeated="2"/>
          <table:table-cell table:style-name="ce204" office:value-type="float" office:value="-89" calcext:value-type="float">
            <text:p>-89,00</text:p>
          </table:table-cell>
          <table:table-cell table:style-name="ce158"/>
          <table:table-cell/>
          <table:table-cell table:style-name="ce158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oçtaş 60*60 led</text:p>
          </table:table-cell>
          <table:table-cell table:style-name="ce188" table:number-columns-repeated="2"/>
          <table:table-cell table:style-name="ce204" office:value-type="float" office:value="-189.9" calcext:value-type="float">
            <text:p>-189,90</text:p>
          </table:table-cell>
          <table:table-cell table:style-name="ce158"/>
          <table:table-cell/>
          <table:table-cell table:style-name="ce158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146.5" calcext:value-type="float">
            <text:p>-2.146,50</text:p>
          </table:table-cell>
          <table:table-cell table:style-name="ce158"/>
          <table:table-cell/>
          <table:table-cell table:style-name="ce158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75" calcext:value-type="float">
            <text:p>-275,00</text:p>
          </table:table-cell>
          <table:table-cell table:style-name="ce158"/>
          <table:table-cell/>
          <table:table-cell table:style-name="ce158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2" calcext:value-type="date">
            <text:p>12.11.2022</text:p>
          </table:table-cell>
          <table:table-cell table:style-name="ce324" office:value-type="string" calcext:value-type="string">
            <text:p><text:span text:style-name="T19">erenler gıda pide mlzm 11- işk</text:span>k2</text:p>
          </table:table-cell>
          <table:table-cell table:style-name="ce188" table:number-columns-repeated="2"/>
          <table:table-cell table:style-name="ce204" office:value-type="float" office:value="-189.66" calcext:value-type="float">
            <text:p>-189,66</text:p>
          </table:table-cell>
          <table:table-cell table:style-name="ce158"/>
          <table:table-cell/>
          <table:table-cell table:style-name="ce158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4" calcext:value-type="date">
            <text:p>14.11.2022</text:p>
          </table:table-cell>
          <table:table-cell table:style-name="ce188" office:value-type="string" calcext:value-type="string">
            <text:p>snyB alçıpan</text:p>
          </table:table-cell>
          <table:table-cell table:style-name="ce188" table:number-columns-repeated="2"/>
          <table:table-cell table:style-name="ce204" office:value-type="float" office:value="-1720" calcext:value-type="float">
            <text:p>-1.720,00</text:p>
          </table:table-cell>
          <table:table-cell table:style-name="ce158"/>
          <table:table-cell/>
          <table:table-cell table:style-name="ce158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7" calcext:value-type="date">
            <text:p>17.11.2022</text:p>
          </table:table-cell>
          <table:table-cell table:style-name="ce324" office:value-type="string" calcext:value-type="string">
            <text:p><text:span text:style-name="T19">erenler gıda pide mlzm 11- işk</text:span>k3</text:p>
          </table:table-cell>
          <table:table-cell table:style-name="ce188" table:number-columns-repeated="2"/>
          <table:table-cell table:style-name="ce204" table:formula="of:=-204.04" office:value-type="float" office:value="-204.04" calcext:value-type="float">
            <text:p>-204,04</text:p>
          </table:table-cell>
          <table:table-cell table:style-name="ce158"/>
          <table:table-cell/>
          <table:table-cell table:style-name="ce158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table:style-name="ce204" office:value-type="float" office:value="-90" calcext:value-type="float">
            <text:p>-90,00</text:p>
          </table:table-cell>
          <table:table-cell table:style-name="ce158"/>
          <table:table-cell/>
          <table:table-cell table:style-name="ce158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1/3</text:p>
          </table:table-cell>
          <table:table-cell table:style-name="ce198" table:number-columns-repeated="2"/>
          <table:table-cell table:style-name="ce204" office:value-type="float" office:value="-678.58" calcext:value-type="float">
            <text:p>-678,58</text:p>
          </table:table-cell>
          <table:table-cell table:style-name="ce158"/>
          <table:table-cell/>
          <table:table-cell table:style-name="ce158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4876 KK <text:s text:c="22"/>7945,34</text:p>
          </table:table-cell>
          <table:table-cell table:style-name="ce198" table:number-columns-repeated="2"/>
          <table:table-cell table:style-name="ce269"/>
          <table:table-cell table:style-name="ce158"/>
          <table:table-cell office:value-type="float" office:value="-7945.34" calcext:value-type="float">
            <text:p>-7.945,34</text:p>
          </table:table-cell>
          <table:table-cell table:style-name="ce158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style-name="ce158"/>
          <table:table-cell/>
          <table:table-cell table:style-name="ce158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 office:value-type="date" office:date-value="2022-12-12" calcext:value-type="date">
            <text:p>12.12.2022</text:p>
          </table:table-cell>
          <table:table-cell table:style-name="ce188" office:value-type="string" calcext:value-type="string">
            <text:p>pervine iş ten havale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95" office:value-type="float" office:value="-1000" calcext:value-type="float">
            <text:p>-1.000,00</text:p>
          </table:table-cell>
          <table:table-cell table:style-name="ce158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4 doğalgaz</text:p>
          </table:table-cell>
          <table:table-cell table:style-name="ce188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table:style-name="ce158"/>
          <table:table-cell office:value-type="float" office:value="-1012.5" calcext:value-type="float">
            <text:p>-1.012,50</text:p>
          </table:table-cell>
          <table:table-cell table:style-name="ce158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9 doğalgaz</text:p>
          </table:table-cell>
          <table:table-cell table:style-name="ce188"/>
          <table:table-cell table:style-name="ce204" office:value-type="float" office:value="-50" calcext:value-type="float">
            <text:p>-50,00</text:p>
          </table:table-cell>
          <table:table-cell table:style-name="ce269"/>
          <table:table-cell table:style-name="ce158"/>
          <table:table-cell office:value-type="float" office:value="-96.5" calcext:value-type="float">
            <text:p>-96,50</text:p>
          </table:table-cell>
          <table:table-cell table:style-name="ce158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758480300 elektrik bahçe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123" calcext:value-type="float">
            <text:p>-123,00</text:p>
          </table:table-cell>
          <table:table-cell table:style-name="ce158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81" office:value-type="date" office:date-value="2022-12-19" calcext:value-type="date">
            <text:p>19.12.2022</text:p>
          </table:table-cell>
          <table:table-cell table:style-name="ce188" office:value-type="string" calcext:value-type="string">
            <text:p>pervinden havale <text:s/>2/9</text:p>
          </table:table-cell>
          <table:table-cell table:style-name="ce188" table:number-columns-repeated="2"/>
          <table:table-cell table:style-name="ce269"/>
          <table:table-cell table:style-name="ce349" office:value-type="float" office:value="2500" calcext:value-type="float">
            <text:p>2.500,00</text:p>
          </table:table-cell>
          <table:table-cell/>
          <table:table-cell table:style-name="ce158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 office:value-type="date" office:date-value="2022-12-13" calcext:value-type="date">
            <text:p>13.12.2022</text:p>
          </table:table-cell>
          <table:table-cell table:style-name="ce324" office:value-type="string" calcext:value-type="string">
            <text:p>selanik pide et 12- nkt 1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40" calcext:value-type="float">
            <text:p>-140,00</text:p>
          </table:table-cell>
          <table:table-cell table:style-name="ce158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81" office:value-type="date" office:date-value="2022-12-15" calcext:value-type="date">
            <text:p>15.12.2022</text:p>
          </table:table-cell>
          <table:table-cell table:style-name="ce324" office:value-type="string" calcext:value-type="string">
            <text:p>selanik pide <text:s/>12- nkt 2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70" calcext:value-type="float">
            <text:p>-170,00</text:p>
          </table:table-cell>
          <table:table-cell table:style-name="ce158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88" office:value-type="string" calcext:value-type="string">
            <text:p>marmara royal doğalgaz</text:p>
          </table:table-cell>
          <table:table-cell table:style-name="ce188" office:value-type="string" calcext:value-type="string">
            <text:p>bn</text:p>
          </table:table-cell>
          <table:table-cell table:style-name="ce188"/>
          <table:table-cell table:style-name="ce269"/>
          <table:table-cell table:style-name="ce158"/>
          <table:table-cell office:value-type="float" office:value="-114.91" calcext:value-type="float">
            <text:p>-114,91</text:p>
          </table:table-cell>
          <table:table-cell table:style-name="ce158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/>
          <table:table-cell table:style-name="ce324"/>
          <table:table-cell table:style-name="ce188" table:number-columns-repeated="2"/>
          <table:table-cell table:style-name="ce269"/>
          <table:table-cell table:style-name="ce158"/>
          <table:table-cell/>
          <table:table-cell table:style-name="ce158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324" office:value-type="string" calcext:value-type="string">
            <text:p>merdal kipel ihtarname avukat emrullah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350" calcext:value-type="float">
            <text:p>-350,00</text:p>
          </table:table-cell>
          <table:table-cell table:style-name="ce158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1500" calcext:value-type="float">
            <text:p>-1.500,00</text:p>
          </table:table-cell>
          <table:table-cell table:style-name="ce158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 table:number-columns-repeated="2"/>
          <table:table-cell/>
          <table:table-cell table:style-name="ce158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/>
          <table:table-cell table:style-name="ce158" office:value-type="float" office:value="4299.5" calcext:value-type="float">
            <text:p>4.299,50</text:p>
          </table:table-cell>
          <table:table-cell/>
          <table:table-cell table:style-name="ce158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81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/>
          <table:table-cell table:style-name="ce158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81"/>
          <table:table-cell office:value-type="string" calcext:value-type="string">
            <text:p>Doğuş Kira 5/12-2023-24– 30-12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/>
          <table:table-cell table:style-name="ce158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196"/>
          <table:table-cell/>
          <table:table-cell table:style-name="ce158"/>
          <table:table-cell/>
          <table:table-cell table:style-name="ce158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196"/>
          <table:table-cell/>
          <table:table-cell table:style-name="ce153" office:value-type="float" office:value="3300" calcext:value-type="float">
            <text:p>3.300,00</text:p>
          </table:table-cell>
          <table:table-cell/>
          <table:table-cell table:style-name="ce158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58"/>
          <table:table-cell/>
          <table:table-cell table:style-name="ce158" office:value-type="float" office:value="500" calcext:value-type="float">
            <text:p>500,00</text:p>
          </table:table-cell>
          <table:table-cell/>
          <table:table-cell table:style-name="ce158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Motorcu cihan rav4 yağ-filtre-amortsr işçilik için ödenen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58" office:value-type="float" office:value="-500" calcext:value-type="float">
            <text:p>-500,00</text:p>
          </table:table-cell>
          <table:table-cell table:style-name="ce158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58"/>
          <table:table-cell table:number-columns-repeated="2"/>
          <table:table-cell table:style-name="ce158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number-columns-repeated="7"/>
          <table:table-cell table:style-name="ce158"/>
        </table:table-row>
        <table:table-row table:style-name="ro3">
          <table:table-cell table:style-name="ce323"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0" office:value-type="date" office:date-value="2022-11-06" calcext:value-type="date">
            <text:p>06.11.2022</text:p>
          </table:table-cell>
          <table:table-cell table:style-name="ce323" office:value-type="string" calcext:value-type="string">
            <text:p>Cihan Elektrik Teminat 1200 – 2/6</text:p>
          </table:table-cell>
          <table:table-cell table:style-name="ce323"/>
          <table:table-cell table:style-name="ce341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0" office:value-type="date" office:date-value="2022-10-05" calcext:value-type="date">
            <text:p>05.10.2022</text:p>
          </table:table-cell>
          <table:table-cell table:style-name="ce323" office:value-type="string" calcext:value-type="string">
            <text:p>Cihan Elektrik Teminat 1200 – 1/6</text:p>
          </table:table-cell>
          <table:table-cell table:style-name="ce323"/>
          <table:table-cell table:style-name="ce341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0"/>
          <table:table-cell table:style-name="ce323" table:number-columns-repeated="2"/>
          <table:table-cell table:style-name="ce338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0" office:value-type="date" office:date-value="2022-03-30" calcext:value-type="date">
            <text:p>30.03.2022</text:p>
          </table:table-cell>
          <table:table-cell table:style-name="ce323" office:value-type="string" calcext:value-type="string">
            <text:p>SnyF-Kynkçı Merdal 12/12-2022-23</text:p>
          </table:table-cell>
          <table:table-cell table:style-name="ce323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ce330" office:value-type="date" office:date-value="2022-10-10" calcext:value-type="date">
            <text:p>10.10.2022</text:p>
          </table:table-cell>
          <table:table-cell table:style-name="ce323" office:value-type="string" calcext:value-type="string">
            <text:p>snyA Ayhan Tüfek 42000-40000</text:p>
          </table:table-cell>
          <table:table-cell table:style-name="ce340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40"/>
        <table:table-column table:style-name="co48" table:default-cell-style-name="ce145"/>
        <table:table-column table:style-name="co21" table:default-cell-style-name="ce150"/>
        <table:table-column table:style-name="co49" table:default-cell-style-name="ce155"/>
        <table:table-column table:style-name="co49" table:default-cell-style-name="ce145"/>
        <table:table-column table:style-name="co3" table:default-cell-style-name="ce150"/>
        <table:table-column table:style-name="co5" table:default-cell-style-name="ce157"/>
        <table:table-column table:style-name="co8" table:default-cell-style-name="ce160"/>
        <table:table-column table:style-name="co2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64" office:value-type="string" calcext:value-type="string">
            <text:p>maaş</text:p>
          </table:table-cell>
          <table:table-cell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office:value-type="float" office:value="9.85782" calcext:value-type="float">
            <text:p>9,86</text:p>
          </table:table-cell>
          <table:table-cell table:style-name="ce174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office:value-type="float" office:value="10.56195" calcext:value-type="float">
            <text:p>10,56</text:p>
          </table:table-cell>
          <table:table-cell table:style-name="ce174" office:value-type="float" office:value="34.43805" calcext:value-type="float">
            <text:p>34,44</text:p>
          </table:table-cell>
          <table:table-cell/>
          <table:table-cell table:style-name="ce17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/>
          <table:table-cell table:style-name="ce179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office:value-type="float" office:value="446314.05" calcext:value-type="float">
            <text:p>446.314,05</text:p>
          </table:table-cell>
          <table:table-cell table:style-name="ce151" office:value-type="float" office:value="-263196.11" calcext:value-type="float">
            <text:p>-263.196,11</text:p>
          </table:table-cell>
          <table:table-cell table:style-name="ce289" office:value-type="float" office:value="183117.94" calcext:value-type="float">
            <text:p>183.117,94</text:p>
          </table:table-cell>
          <table:table-cell table:style-name="ce146" office:value-type="float" office:value="545372.04" calcext:value-type="float">
            <text:p>545.372,04</text:p>
          </table:table-cell>
          <table:table-cell table:style-name="ce151" office:value-type="float" office:value="-316596.7" calcext:value-type="float">
            <text:p>-316.596,70</text:p>
          </table:table-cell>
          <table:table-cell table:style-name="ce289" office:value-type="float" office:value="228775.34" calcext:value-type="float">
            <text:p>228.775,34</text:p>
          </table:table-cell>
          <table:table-cell/>
          <table:table-cell table:style-name="ce165"/>
          <table:table-cell table:style-name="ce170" office:value-type="float" office:value="351" calcext:value-type="float">
            <text:p>351</text:p>
          </table:table-cell>
          <table:table-cell table:style-name="ce175" office:value-type="float" office:value="82.38321" calcext:value-type="float">
            <text:p>82,38</text:p>
          </table:table-cell>
          <table:table-cell table:style-name="ce175" office:value-type="float" office:value="268.61679" calcext:value-type="float">
            <text:p>268,62</text:p>
          </table:table-cell>
          <table:table-cell table:style-name="ce175" office:value-type="float" office:value="86.05" calcext:value-type="float">
            <text:p>86,05</text:p>
          </table:table-cell>
          <table:table-cell table:style-name="ce175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office:value-type="float" office:value="37192.8375" calcext:value-type="float">
            <text:p>37.192,84</text:p>
          </table:table-cell>
          <table:table-cell table:style-name="ce152" office:value-type="float" office:value="-21933.0091666667" calcext:value-type="float">
            <text:p>-21.933,01</text:p>
          </table:table-cell>
          <table:table-cell table:style-name="ce152"/>
          <table:table-cell table:style-name="ce152" office:value-type="float" office:value="45447.67" calcext:value-type="float">
            <text:p>45.447,67</text:p>
          </table:table-cell>
          <table:table-cell table:style-name="ce152" office:value-type="float" office:value="-26383.0583333333" calcext:value-type="float">
            <text:p>-26.383,06</text:p>
          </table:table-cell>
          <table:table-cell table:style-name="ce152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office:value-type="float" office:value="29.25" calcext:value-type="float">
            <text:p>29,25</text:p>
          </table:table-cell>
          <table:table-cell table:style-name="ce152" office:value-type="float" office:value="6.8652675" calcext:value-type="float">
            <text:p>6,87</text:p>
          </table:table-cell>
          <table:table-cell table:style-name="ce152" office:value-type="float" office:value="22.3847325" calcext:value-type="float">
            <text:p>22,38</text:p>
          </table:table-cell>
          <table:table-cell table:style-name="ce152" office:value-type="float" office:value="7.17083333333333" calcext:value-type="float">
            <text:p>7,17</text:p>
          </table:table-cell>
          <table:table-cell table:style-name="ce152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">
      <number:text>Tpl/</number:text>
      <number:number number:min-integer-digits="1"/>
    </number:number-style>
    <number:number-style style:name="N135">
      <number:text>TPLM / </number:text>
      <number:number number:min-integer-digits="1"/>
    </number:number-style>
    <number:date-style style:name="N134">
      <number:day number:style="long"/>
      <number:text>.</number:text>
      <number:month number:style="long"/>
      <number:text>.</number:text>
    </number:date-style>
    <number:number-style style:name="N133">
      <number:number number:decimal-places="3" number:min-decimal-places="3" number:min-integer-digits="1"/>
    </number:number-style>
    <number:number-style style:name="N132P0" style:volatile="true">
      <number:text>-</number:text>
      <number:number number:decimal-places="2" number:min-decimal-places="2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-</number:text>
      <number:number number:decimal-places="2" number:min-decimal-places="2" number:min-integer-digits="1" number:grouping="true"/>
    </number:number-style>
    <number:number-style style:name="N130" number:title="User-defined">
      <number:text>+</number:text>
      <number:number number:decimal-places="2" number:min-decimal-places="2" number:min-integer-digits="1" number:grouping="true"/>
    </number:number-style>
    <number:number-style style:name="N129">
      <number:number number:decimal-places="0" number:min-decimal-places="0" number:min-integer-digits="0"/>
    </number:number-style>
    <number:number-style style:name="N128">
      <number:number number:decimal-places="3" number:min-decimal-places="3" number:min-integer-digits="1" number:grouping="true"/>
    </number:number-style>
    <number:currency-style style:name="N127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7P0"/>
    </number:currency-style>
    <number:number-style style:name="N125">
      <number:text>Tpl / </number:text>
      <number:number number:min-integer-digits="1"/>
    </number:number-style>
    <number:number-style style:name="N124">
      <number:number number:decimal-places="11" number:min-decimal-places="11" number:min-integer-digits="1"/>
    </number:number-style>
    <number:percentage-style style:name="N111">
      <number:text>%</number:text>
      <number:number number:decimal-places="2" number:min-decimal-places="2" number:min-integer-digits="1"/>
      <number:text> ay kr bedli</number:text>
    </number:percentage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minutes number:style="long"/>
      <number:text>:</number:text>
      <number:seconds number:style="long" number:decimal-places="1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9">
      <number:number number:decimal-places="1" number:min-decimal-places="1" number:min-integer-digits="1"/>
    </number:number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number-style style:name="N122">
      <number:number number:decimal-places="4" number:min-decimal-places="4" number:min-integer-digits="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014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5P0"/>
    </number:number-style>
    <number:number-style style:name="N1014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4P0"/>
    </number:number-style>
    <number:number-style style:name="N1014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3P0"/>
    </number:number-style>
    <number:number-style style:name="N10141" number:language="tr" number:country="TR">
      <number:text>+</number:text>
      <number:number number:decimal-places="2" number:min-decimal-places="2" number:min-integer-digits="1" number:grouping="true"/>
    </number:number-style>
    <number:date-style style:name="N10136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5P0"/>
    </number:number-style>
    <number:number-style style:name="N1013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3P2" style:volatile="true" number:language="tr" number:country="TR">
      <number:text> </number:text>
      <number:fill-character> </number:fill-character>
      <number:text>-      </number:text>
    </number:number-style>
    <number:text-style style:name="N10133" number:language="tr" number:country="T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2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9P0"/>
    </number:number-style>
    <number:date-style style:name="N10128" number:language="tr" number:country="TR">
      <number:day/>
      <number:text>. </number:text>
      <number:month number:textual="true"/>
    </number:date-style>
    <number:number-style style:name="N1012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7P0"/>
    </number:number-style>
    <number:number-style style:name="N1012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5P2" style:volatile="true" number:language="tr" number:country="TR">
      <number:text> </number:text>
      <number:fill-character> </number:fill-character>
      <number:text>-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1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1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1P0"/>
    </number:currency-style>
    <number:number-style style:name="N1014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9P0"/>
    </number:number-style>
    <number:currency-style style:name="N10120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8" number:language="tr" number:country="TR">
      <number:text-content/>
      <style:map style:condition="value()&lt;=1.7976931348623157E+308" style:apply-style-name="N10148P0"/>
    </number:text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time-style style:name="N10146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7" number:language="tr" number:country="TR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1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3P0"/>
    </number:number-style>
    <number:number-style style:name="N1014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10111" number:language="tr" number:country="TR">
      <number:day/>
      <number:text>.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9H8M38S</meta:editing-duration>
    <meta:editing-cycles>153</meta:editing-cycles>
    <meta:generator>LibreOffice/7.3.7.2$Linux_X86_64 LibreOffice_project/30$Build-2</meta:generator>
    <dc:date>2023-01-16T12:10:06.323936533</dc:date>
    <meta:document-statistic meta:table-count="28" meta:cell-count="3944" meta:object-count="0"/>
  </office:meta>
</office:document-meta>
</file>